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Light" svg:font-family="'DejaVu Sans Light'"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P1" style:family="paragraph" style:parent-style-name="Preformatted_20_Text" style:list-style-name="L1">
      <style:text-properties officeooo:paragraph-rsid="0010034f"/>
    </style:style>
    <style:style style:name="P2" style:family="paragraph" style:parent-style-name="Preformatted_20_Text" style:list-style-name="L1">
      <style:text-properties officeooo:rsid="000e80d8" officeooo:paragraph-rsid="000e80d8"/>
    </style:style>
    <style:style style:name="P3" style:family="paragraph" style:parent-style-name="Standard" style:list-style-name="L1">
      <style:text-properties officeooo:rsid="0010034f" officeooo:paragraph-rsid="0010034f"/>
    </style:style>
    <style:style style:name="P4" style:family="paragraph" style:parent-style-name="Standard">
      <style:text-properties officeooo:rsid="0010034f" officeooo:paragraph-rsid="0010034f"/>
    </style:style>
    <style:style style:name="P5" style:family="paragraph" style:parent-style-name="Standard" style:list-style-name="L1">
      <style:text-properties style:font-name="DejaVu Sans Light" style:text-underline-style="none" fo:font-weight="normal" officeooo:rsid="000dd4ca" officeooo:paragraph-rsid="0010034f" style:font-weight-asian="normal" style:font-weight-complex="normal"/>
    </style:style>
    <style:style style:name="P6" style:family="paragraph" style:parent-style-name="Standard" style:list-style-name="L1">
      <style:text-properties style:font-name="DejaVu Sans Light" style:text-underline-style="none" fo:font-weight="normal" officeooo:rsid="0010034f" officeooo:paragraph-rsid="0010034f" style:font-weight-asian="normal" style:font-weight-complex="normal"/>
    </style:style>
    <style:style style:name="P7" style:family="paragraph" style:parent-style-name="Standard" style:list-style-name="L1">
      <style:text-properties style:font-name="DejaVu Sans Light" style:text-underline-style="none" fo:font-weight="normal" officeooo:rsid="0010034f" officeooo:paragraph-rsid="0015b39e" style:font-weight-asian="normal" style:font-weight-complex="normal"/>
    </style:style>
    <style:style style:name="P8" style:family="paragraph" style:parent-style-name="Standard" style:list-style-name="L1">
      <style:text-properties style:font-name="DejaVu Sans Light" style:text-underline-style="none" fo:font-weight="normal" officeooo:rsid="0007df34" officeooo:paragraph-rsid="0010034f" style:font-weight-asian="normal" style:font-weight-complex="normal"/>
    </style:style>
    <style:style style:name="P9" style:family="paragraph" style:parent-style-name="Standard" style:list-style-name="L1">
      <style:text-properties style:font-name="DejaVu Sans Light" style:text-underline-style="none" fo:font-weight="normal" officeooo:rsid="0007df34" officeooo:paragraph-rsid="0015b39e" style:font-weight-asian="normal" style:font-weight-complex="normal"/>
    </style:style>
    <style:style style:name="P10" style:family="paragraph" style:parent-style-name="Standard" style:list-style-name="L1">
      <style:text-properties style:font-name="DejaVu Sans Light" style:text-underline-style="none" fo:font-weight="normal" officeooo:rsid="00123089" officeooo:paragraph-rsid="00123089" style:font-weight-asian="normal" style:font-weight-complex="normal"/>
    </style:style>
    <style:style style:name="P11" style:family="paragraph" style:parent-style-name="Standard" style:list-style-name="L1">
      <style:text-properties style:font-name="DejaVu Sans Light" style:text-underline-style="none" fo:font-weight="normal" officeooo:rsid="0015b39e" officeooo:paragraph-rsid="0015b39e" style:font-weight-asian="normal" style:font-weight-complex="normal"/>
    </style:style>
    <style:style style:name="P12" style:family="paragraph" style:parent-style-name="Standard" style:list-style-name="L1">
      <style:text-properties style:font-name="DejaVu Sans Light" style:text-underline-style="none" fo:font-weight="bold" officeooo:rsid="0010034f" officeooo:paragraph-rsid="0015b39e" style:font-weight-asian="bold" style:font-weight-complex="bold"/>
    </style:style>
    <style:style style:name="P13" style:family="paragraph" style:parent-style-name="Standard" style:list-style-name="L1">
      <style:text-properties style:font-name="DejaVu Sans Light" style:text-underline-style="none" fo:font-weight="bold" officeooo:rsid="0010034f" officeooo:paragraph-rsid="0010034f" style:font-weight-asian="bold" style:font-weight-complex="bold"/>
    </style:style>
    <style:style style:name="P14" style:family="paragraph" style:parent-style-name="Standard" style:list-style-name="L1">
      <style:text-properties style:font-name="DejaVu Sans Light" style:text-underline-style="none" fo:font-weight="bold" officeooo:rsid="0010034f" officeooo:paragraph-rsid="00130486" style:font-weight-asian="bold" style:font-weight-complex="bold"/>
    </style:style>
    <style:style style:name="P15" style:family="paragraph" style:parent-style-name="Standard" style:list-style-name="L1">
      <style:text-properties style:font-name="DejaVu Sans Light" officeooo:rsid="0010034f" officeooo:paragraph-rsid="0010034f"/>
    </style:style>
    <style:style style:name="P16" style:family="paragraph" style:parent-style-name="Standard" style:list-style-name="L1">
      <style:text-properties style:font-name="DejaVu Sans Light" officeooo:rsid="0010034f" officeooo:paragraph-rsid="00130486"/>
    </style:style>
    <style:style style:name="P17" style:family="paragraph" style:parent-style-name="Standard" style:list-style-name="L1">
      <style:text-properties style:font-name="DejaVu Sans Light" officeooo:rsid="0010034f" officeooo:paragraph-rsid="0015b39e"/>
    </style:style>
    <style:style style:name="P18" style:family="paragraph" style:parent-style-name="Standard" style:list-style-name="L1">
      <style:text-properties style:font-name="DejaVu Sans Light" officeooo:rsid="000e80d8" officeooo:paragraph-rsid="000e80d8"/>
    </style:style>
    <style:style style:name="P19" style:family="paragraph" style:parent-style-name="Standard" style:list-style-name="L1">
      <style:text-properties style:font-name="DejaVu Sans Light" officeooo:rsid="000e80d8" officeooo:paragraph-rsid="0010034f"/>
    </style:style>
    <style:style style:name="P20" style:family="paragraph" style:parent-style-name="Standard" style:list-style-name="L1">
      <style:text-properties style:font-name="DejaVu Sans Light" officeooo:rsid="0015b39e" officeooo:paragraph-rsid="0015b39e"/>
    </style:style>
    <style:style style:name="P21" style:family="paragraph" style:parent-style-name="Standard" style:list-style-name="L1">
      <style:text-properties style:font-name="DejaVu Sans Light" fo:font-weight="bold" officeooo:rsid="0010034f" officeooo:paragraph-rsid="0010034f" style:font-weight-asian="bold" style:font-weight-complex="bold"/>
    </style:style>
    <style:style style:name="P22" style:family="paragraph" style:parent-style-name="Standard" style:list-style-name="L1">
      <style:text-properties style:font-name="DejaVu Sans Light" fo:font-weight="bold" officeooo:rsid="0010034f" officeooo:paragraph-rsid="0015b39e" style:font-weight-asian="bold" style:font-weight-complex="bold"/>
    </style:style>
    <style:style style:name="P23" style:family="paragraph" style:parent-style-name="Standard" style:list-style-name="L1">
      <style:text-properties style:font-name="DejaVu Sans Light" fo:font-weight="bold" officeooo:rsid="0010034f" officeooo:paragraph-rsid="00130486" style:font-weight-asian="bold" style:font-weight-complex="bold"/>
    </style:style>
    <style:style style:name="P24" style:family="paragraph" style:parent-style-name="Standard" style:list-style-name="L1">
      <style:text-properties style:font-name="DejaVu Sans Light" fo:font-weight="bold" officeooo:rsid="000e80d8" officeooo:paragraph-rsid="000e80d8" style:font-weight-asian="bold" style:font-weight-complex="bold"/>
    </style:style>
    <style:style style:name="P25" style:family="paragraph" style:parent-style-name="Standard" style:list-style-name="L1">
      <style:text-properties style:font-name="DejaVu Sans Light" fo:font-weight="bold" officeooo:rsid="000e80d8" officeooo:paragraph-rsid="0010034f" style:font-weight-asian="bold" style:font-weight-complex="bold"/>
    </style:style>
    <style:style style:name="P26" style:family="paragraph" style:parent-style-name="Standard" style:list-style-name="L1">
      <style:text-properties style:font-name="DejaVu Sans Light" fo:font-weight="bold" officeooo:rsid="00123089" officeooo:paragraph-rsid="00123089" style:font-weight-asian="bold" style:font-weight-complex="bold"/>
    </style:style>
    <style:style style:name="P27" style:family="paragraph" style:parent-style-name="Standard" style:list-style-name="L1">
      <style:text-properties style:font-name="DejaVu Sans Light" fo:font-weight="bold" officeooo:rsid="00123089" officeooo:paragraph-rsid="00130486" style:font-weight-asian="bold" style:font-weight-complex="bold"/>
    </style:style>
    <style:style style:name="P28" style:family="paragraph" style:parent-style-name="Standard" style:list-style-name="L1">
      <style:text-properties style:font-name="DejaVu Sans Light" fo:font-weight="bold" officeooo:rsid="00123089" officeooo:paragraph-rsid="0015b39e" style:font-weight-asian="bold" style:font-weight-complex="bold"/>
    </style:style>
    <style:style style:name="P29" style:family="paragraph" style:parent-style-name="Standard" style:list-style-name="L1">
      <style:text-properties style:font-name="DejaVu Sans Light" fo:font-weight="bold" officeooo:rsid="0014ea43" officeooo:paragraph-rsid="0014ea43" style:font-weight-asian="bold" style:font-weight-complex="bold"/>
    </style:style>
    <style:style style:name="P30" style:family="paragraph" style:parent-style-name="Standard" style:list-style-name="L1">
      <style:text-properties style:font-name="DejaVu Sans Light" fo:font-weight="bold" officeooo:rsid="00124c33" officeooo:paragraph-rsid="00124c33" style:font-weight-asian="bold" style:font-weight-complex="bold"/>
    </style:style>
    <style:style style:name="P31" style:family="paragraph" style:parent-style-name="Standard" style:list-style-name="L1">
      <style:text-properties style:font-name="DejaVu Sans Light" fo:font-weight="bold" officeooo:rsid="00124c33" officeooo:paragraph-rsid="0015b39e" style:font-weight-asian="bold" style:font-weight-complex="bold"/>
    </style:style>
    <style:style style:name="P32" style:family="paragraph" style:parent-style-name="Standard" style:list-style-name="L1">
      <style:text-properties style:font-name="DejaVu Sans Light" fo:font-weight="bold" officeooo:rsid="00124c33" officeooo:paragraph-rsid="00130486" style:font-weight-asian="bold" style:font-weight-complex="bold"/>
    </style:style>
    <style:style style:name="P33" style:family="paragraph" style:parent-style-name="Standard" style:list-style-name="L1">
      <style:text-properties style:font-name="DejaVu Sans Light" fo:font-weight="bold" officeooo:rsid="0015b39e" officeooo:paragraph-rsid="0015b39e" style:font-weight-asian="bold" style:font-weight-complex="bold"/>
    </style:style>
    <style:style style:name="P34" style:family="paragraph" style:parent-style-name="Standard" style:list-style-name="L1">
      <style:text-properties style:font-name="DejaVu Sans Light" officeooo:rsid="00123089" officeooo:paragraph-rsid="00130486"/>
    </style:style>
    <style:style style:name="P35" style:family="paragraph" style:parent-style-name="Standard" style:list-style-name="L1">
      <style:text-properties style:font-name="DejaVu Sans Light" officeooo:rsid="00123089" officeooo:paragraph-rsid="00123089"/>
    </style:style>
    <style:style style:name="P36" style:family="paragraph" style:parent-style-name="Standard" style:list-style-name="L1">
      <style:text-properties style:font-name="DejaVu Sans Light" officeooo:rsid="00123089" officeooo:paragraph-rsid="0015b39e"/>
    </style:style>
    <style:style style:name="P37" style:family="paragraph" style:parent-style-name="Standard" style:list-style-name="L1">
      <style:text-properties style:font-name="DejaVu Sans Light" officeooo:rsid="00124c33" officeooo:paragraph-rsid="00124c33"/>
    </style:style>
    <style:style style:name="P38" style:family="paragraph" style:parent-style-name="Standard" style:list-style-name="L1">
      <style:text-properties style:font-name="DejaVu Sans Light" officeooo:rsid="00124c33" officeooo:paragraph-rsid="00130486"/>
    </style:style>
    <style:style style:name="P39" style:family="paragraph" style:parent-style-name="Standard" style:list-style-name="L1">
      <style:text-properties style:font-name="DejaVu Sans Light" officeooo:rsid="00124c33" officeooo:paragraph-rsid="0015b39e"/>
    </style:style>
    <style:style style:name="P40" style:family="paragraph" style:parent-style-name="Standard" style:list-style-name="L1">
      <style:text-properties style:font-name="DejaVu Sans Light" officeooo:rsid="0013745b" officeooo:paragraph-rsid="0013745b"/>
    </style:style>
    <style:style style:name="P41" style:family="paragraph" style:parent-style-name="Standard" style:list-style-name="L1">
      <style:text-properties style:font-name="DejaVu Sans Light" fo:font-weight="normal" officeooo:rsid="0015b39e" officeooo:paragraph-rsid="0015b39e" style:font-weight-asian="normal" style:font-weight-complex="normal"/>
    </style:style>
    <style:style style:name="P42" style:family="paragraph" style:parent-style-name="Text_20_body" style:list-style-name="L1">
      <style:text-properties officeooo:paragraph-rsid="0010034f"/>
    </style:style>
    <style:style style:name="P43" style:family="paragraph" style:parent-style-name="Text_20_body" style:list-style-name="L1">
      <style:text-properties officeooo:paragraph-rsid="0015b39e"/>
    </style:style>
    <style:style style:name="P44" style:family="paragraph" style:parent-style-name="Text_20_body" style:list-style-name="L1">
      <style:text-properties style:font-name="DejaVu Sans Light" officeooo:paragraph-rsid="0010034f"/>
    </style:style>
    <style:style style:name="P45" style:family="paragraph" style:parent-style-name="Text_20_body" style:list-style-name="L1">
      <style:text-properties style:font-name="DejaVu Sans Light" officeooo:paragraph-rsid="0015b39e"/>
    </style:style>
    <style:style style:name="T1" style:family="text">
      <style:text-properties officeooo:rsid="0010034f"/>
    </style:style>
    <style:style style:name="T2" style:family="text">
      <style:text-properties officeooo:rsid="00123089"/>
    </style:style>
    <style:style style:name="T3" style:family="text">
      <style:text-properties officeooo:rsid="00124c33"/>
    </style:style>
    <style:style style:name="T4" style:family="text">
      <style:text-properties officeooo:rsid="00130486"/>
    </style:style>
    <style:style style:name="T5" style:family="text">
      <style:text-properties officeooo:rsid="0014ea43"/>
    </style:style>
    <style:style style:name="T6" style:family="text">
      <style:text-properties fo:font-weight="bold" style:font-weight-asian="bold" style:font-weight-complex="bold"/>
    </style:style>
    <style:style style:name="T7" style:family="text">
      <style:text-properties officeooo:rsid="0015b39e"/>
    </style:style>
    <style:style style:name="T8" style:family="text">
      <style:text-properties style:font-name="DejaVu Sans Light"/>
    </style:style>
    <style:style style:name="T9" style:family="text">
      <style:text-properties style:font-name="DejaVu Sans Light" officeooo:rsid="0010034f"/>
    </style:style>
    <style:style style:name="T10" style:family="text">
      <style:text-properties style:font-name="DejaVu Sans Light" fo:font-style="normal" officeooo:rsid="0010034f" style:font-style-asian="normal" style:font-style-complex="normal"/>
    </style:style>
    <style:style style:name="T11" style:family="text">
      <style:text-properties style:font-name="DejaVu Sans Light" officeooo:rsid="0015b39e"/>
    </style:style>
    <style:style style:name="T12" style:family="text">
      <style:text-properties style:font-name="DejaVu Sans Light" fo:font-weight="bold" style:font-weight-asian="bold" style:font-weight-complex="bold"/>
    </style:style>
    <style:style style:name="T13" style:family="text">
      <style:text-properties style:font-name="DejaVu Sans Light" fo:font-weight="bold" officeooo:rsid="0015b39e" style:font-weight-asian="bold" style:font-weight-complex="bold"/>
    </style:style>
    <style:style style:name="T14" style:family="text">
      <style:text-properties style:font-name="DejaVu Sans Light" fo:font-weight="bold" officeooo:rsid="0010034f"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5b39e"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73346919" text:style-name="L1">
        <text:list-item>
          <text:p text:style-name="P15">Lecture</text:p>
          <text:list>
            <text:list-item>
              <text:p text:style-name="P15">principals</text:p>
              <text:list>
                <text:list-item>
                  <text:p text:style-name="P15">Safety</text:p>
                </text:list-item>
                <text:list-item>
                  <text:p text:style-name="P15">Concurrency</text:p>
                </text:list-item>
                <text:list-item>
                  <text:p text:style-name="P15">Speed</text:p>
                </text:list-item>
              </text:list>
            </text:list-item>
            <text:list-item>
              <text:p text:style-name="P18">Set up installation</text:p>
              <text:list>
                <text:list-item>
                  <text:p text:style-name="P2"><text:span text:style-name="Source_20_Text"><text:span text:style-name="T8">curl --proto '=https' --tlsv1.3 https://sh.rustup.rs -sSf | sh</text:span></text:span></text:p>
                </text:list-item>
                <text:list-item>
                  <text:p text:style-name="P18">get a linker as well</text:p>
                  <text:list>
                    <text:list-item>
                      <text:p text:style-name="P18">xcode-select –install</text:p>
                    </text:list-item>
                    <text:list-item>
                      <text:p text:style-name="P18">gcc</text:p>
                    </text:list-item>
                  </text:list>
                </text:list-item>
                <text:list-item>
                  <text:p text:style-name="P18">cargo</text:p>
                  <text:list>
                    <text:list-item>
                      <text:p text:style-name="P18">cargo new</text:p>
                    </text:list-item>
                    <text:list-item>
                      <text:p text:style-name="P18">cargo build</text:p>
                      <text:list>
                        <text:list-item>
                          <text:p text:style-name="P18">--release</text:p>
                        </text:list-item>
                      </text:list>
                    </text:list-item>
                    <text:list-item>
                      <text:p text:style-name="P18">cargo run</text:p>
                    </text:list-item>
                    <text:list-item>
                      <text:p text:style-name="P18">cargo –version</text:p>
                    </text:list-item>
                    <text:list-item>
                      <text:p text:style-name="P18"><text:span text:style-name="T1">C</text:span>argo.toml</text:p>
                      <text:list>
                        <text:list-item>
                          <text:p text:style-name="P15">dependencies</text:p>
                        </text:list-item>
                      </text:list>
                    </text:list-item>
                  </text:list>
                </text:list-item>
                <text:list-item>
                  <text:p text:style-name="P18">checking version</text:p>
                  <text:list>
                    <text:list-item>
                      <text:p text:style-name="P18">rustc –version</text:p>
                    </text:list-item>
                  </text:list>
                </text:list-item>
                <text:list-item>
                  <text:p text:style-name="P18">updating</text:p>
                  <text:list>
                    <text:list-item>
                      <text:p text:style-name="P18">rustup update</text:p>
                    </text:list-item>
                  </text:list>
                </text:list-item>
                <text:list-item>
                  <text:p text:style-name="P18">uninstall</text:p>
                  <text:list>
                    <text:list-item>
                      <text:p text:style-name="P18">rustup self uninstall</text:p>
                    </text:list-item>
                  </text:list>
                </text:list-item>
                <text:list-item>
                  <text:p text:style-name="P18">documentation</text:p>
                  <text:list>
                    <text:list-item>
                      <text:p text:style-name="P18">rustup doc</text:p>
                    </text:list-item>
                  </text:list>
                </text:list-item>
              </text:list>
            </text:list-item>
            <text:list-item>
              <text:p text:style-name="P18">variables</text:p>
              <text:list>
                <text:list-item>
                  <text:p text:style-name="P15">let</text:p>
                  <text:list>
                    <text:list-item>
                      <text:p text:style-name="P15">let keyword is how we declare variables</text:p>
                      <text:list>
                        <text:list-item>
                          <text:p text:style-name="P15">let = 5;</text:p>
                        </text:list-item>
                      </text:list>
                    </text:list-item>
                    <text:list-item>
                      <text:p text:style-name="P15">variables must be initialized before being used</text:p>
                      <text:list>
                        <text:list-item>
                          <text:p text:style-name="P15">error use of possibl unitialized variable</text:p>
                        </text:list-item>
                        <text:list-item>
                          <text:p text:style-name="P15">let enigma: <text:span text:style-name="T6">i32; if true { enigma = 42; } println!("{}", enigma);</text:span></text:p>
                          <text:list>
                            <text:list-item>
                              <text:p text:style-name="P15">compile error</text:p>
                            </text:list-item>
                          </text:list>
                        </text:list-item>
                      </text:list>
                    </text:list-item>
                  </text:list>
                </text:list-item>
                <text:list-item>
                  <text:p text:style-name="P20">names in snake_case</text:p>
                </text:list-item>
                <text:list-item>
                  <text:p text:style-name="P15">strongly typed</text:p>
                  <text:list>
                    <text:list-item>
                      <text:p text:style-name="P15">strongly typed language</text:p>
                      <text:list>
                        <text:list-item>
                          <text:p text:style-name="P15">you don't have to say the type if the value being passed it makes it obvious to rust</text:p>
                        </text:list-item>
                      </text:list>
                    </text:list-item>
                    <text:list-item>
                      <text:p text:style-name="P15">you just need to make sure the compiler has some way of knowing what data type it has</text:p>
                      <text:list>
                        <text:list-item>
                          <text:p text:style-name="P15">you can announce the variable type</text:p>
                        </text:list-item>
                      </text:list>
                    </text:list-item>
                    <text:list-item>
                      <text:p text:style-name="P21">let poo: u32 = 10;</text:p>
                    </text:list-item>
                  </text:list>
                </text:list-item>
                <text:list-item>
                  <text:p text:style-name="P19">mutability</text:p>
                  <text:list>
                    <text:list-item>
                      <text:p text:style-name="P19">by default immutable</text:p>
                      <text:list>
                        <text:list-item>
                          <text:p text:style-name="P19">safety concurrency and speed</text:p>
                          <text:list>
                            <text:list-item>
                              <text:p text:style-name="P19">here are a lot of bugs that wont happen if variables dont change</text:p>
                              <text:list>
                                <text:list-item>
                                  <text:p text:style-name="P18"><text:soft-page-break/><text:s/>safety</text:p>
                                </text:list-item>
                              </text:list>
                            </text:list-item>
                            <text:list-item>
                              <text:p text:style-name="P18">data that doesn't change can be shared between threads</text:p>
                              <text:list>
                                <text:list-item>
                                  <text:p text:style-name="P18">concurrency</text:p>
                                </text:list-item>
                              </text:list>
                            </text:list-item>
                            <text:list-item>
                              <text:p text:style-name="P18">compiler can do extra optimizations on immutable data</text:p>
                              <text:list>
                                <text:list-item>
                                  <text:p text:style-name="P18">speed</text:p>
                                </text:list-item>
                              </text:list>
                            </text:list-item>
                          </text:list>
                        </text:list-item>
                      </text:list>
                    </text:list-item>
                    <text:list-item>
                      <text:p text:style-name="P24">let mut x = 5;</text:p>
                      <text:list>
                        <text:list-item>
                          <text:p text:style-name="P18">mutable</text:p>
                        </text:list-item>
                        <text:list-item>
                          <text:p text:style-name="P20">x = x + 1;</text:p>
                        </text:list-item>
                      </text:list>
                    </text:list-item>
                  </text:list>
                </text:list-item>
                <text:list-item>
                  <text:p text:style-name="P18">constants</text:p>
                  <text:list>
                    <text:list-item>
                      <text:p text:style-name="P18"><text:span text:style-name="T1">c</text:span>onst x = 10;</text:p>
                    </text:list-item>
                    <text:list-item>
                      <text:p text:style-name="P18">cannot be changed ever</text:p>
                    </text:list-item>
                    <text:list-item>
                      <text:p text:style-name="P18">must be set as constant expression</text:p>
                      <text:list>
                        <text:list-item>
                          <text:p text:style-name="P18"><text:s/><text:span text:style-name="T6">const BABY: u32 = 60 * 60;</text:span> //good</text:p>
                        </text:list-item>
                      </text:list>
                    </text:list-item>
                    <text:list-item>
                      <text:p text:style-name="P18">must be constant expresssion that is evaluated at compile time</text:p>
                      <text:list>
                        <text:list-item>
                          <text:p text:style-name="P18"><text:s/>not evaluated at runtime</text:p>
                          <text:list>
                            <text:list-item>
                              <text:p text:style-name="P21">const <text:span text:style-name="T7">SQUARE</text:span>: u32 = area(10, 21);</text:p>
                            </text:list-item>
                          </text:list>
                        </text:list-item>
                      </text:list>
                    </text:list-item>
                    <text:list-item>
                      <text:p text:style-name="P18">really fast</text:p>
                    </text:list-item>
                  </text:list>
                </text:list-item>
              </text:list>
            </text:list-item>
            <text:list-item>
              <text:p text:style-name="P18">scope and lifetimes</text:p>
              <text:list>
                <text:list-item>
                  <text:p text:style-name="P18">exists within block</text:p>
                  <text:list>
                    <text:list-item>
                      <text:p text:style-name="P18">{ }</text:p>
                    </text:list-item>
                    <text:list-item>
                      <text:p text:style-name="P15">variables dropped at the end of the curly brackets</text:p>
                    </text:list-item>
                  </text:list>
                </text:list-item>
                <text:list-item>
                  <text:p text:style-name="P18">can be created without keyword</text:p>
                  <text:list>
                    <text:list-item>
                      <text:p text:style-name="P18">{ let x = 10; } println!("{}", x);</text:p>
                      <text:list>
                        <text:list-item>
                          <text:p text:style-name="P18">error</text:p>
                        </text:list-item>
                      </text:list>
                    </text:list-item>
                  </text:list>
                </text:list-item>
                <text:list-item>
                  <text:p text:style-name="P18">use to make your own contexts and reuse variable names</text:p>
                </text:list-item>
                <text:list-item>
                  <text:p text:style-name="P18">shadowing</text:p>
                  <text:list>
                    <text:list-item>
                      <text:p text:style-name="P15">let x = 5;</text:p>
                      <text:list>
                        <text:list-item>
                          <text:p text:style-name="P15">let x = 5 + 1;</text:p>
                        </text:list-item>
                        <text:list-item>
                          <text:p text:style-name="P15">allows for some mutability</text:p>
                          <text:list>
                            <text:list-item>
                              <text:p text:style-name="P20">and reuse of variable names</text:p>
                            </text:list-item>
                            <text:list-item>
                              <text:p text:style-name="P20">which is nice for when your tired and can only think of 2 variables</text:p>
                            </text:list-item>
                          </text:list>
                        </text:list-item>
                        <text:list-item>
                          <text:p text:style-name="P15">declares new variable in memory</text:p>
                        </text:list-item>
                      </text:list>
                    </text:list-item>
                    <text:list-item>
                      <text:p text:style-name="P15">shadowing in a scope</text:p>
                      <text:list>
                        <text:list-item>
                          <text:p text:style-name="P15">when the scope of the shadow ends the variable is back to its lest value from before the scope</text:p>
                        </text:list-item>
                      </text:list>
                    </text:list-item>
                    <text:list-item>
                      <text:p text:style-name="P15">shadowing can also change the type</text:p>
                      <text:list>
                        <text:list-item>
                          <text:p text:style-name="P21">let spaces = “fart”</text:p>
                        </text:list-item>
                        <text:list-item>
                          <text:p text:style-name="P21">let spaces = spaces.len();</text:p>
                          <text:list>
                            <text:list-item>
                              <text:p text:style-name="P15">allows reuse of names</text:p>
                            </text:list-item>
                            <text:list-item>
                              <text:p text:style-name="P15">doesn’t work if variable is mut</text:p>
                              <text:list>
                                <text:list-item>
                                  <text:p text:style-name="P21">let mut spaces = “fart”; spaces = spaces.len()</text:p>
                                </text:list-item>
                                <text:list-item>
                                  <text:p text:style-name="P15">error: not allowed to mutate a variables type</text:p>
                                </text:list-item>
                              </text:list>
                            </text:list-item>
                          </text:list>
                        </text:list-item>
                      </text:list>
                    </text:list-item>
                  </text:list>
                </text:list-item>
              </text:list>
            </text:list-item>
            <text:list-item>
              <text:p text:style-name="P18">data Types</text:p>
              <text:list>
                <text:list-item>
                  <text:p text:style-name="P18">scalar</text:p>
                  <text:list>
                    <text:list-item>
                      <text:p text:style-name="P18">integers</text:p>
                      <text:list>
                        <text:list-item>
                          <text:p text:style-name="P15">default i32</text:p>
                        </text:list-item>
                        <text:list-item>
                          <text:p text:style-name="P18">types</text:p>
                          <text:list>
                            <text:list-item>
                              <text:p text:style-name="P18"><text:soft-page-break/>i8 – i<text:span text:style-name="T7">1</text:span>28</text:p>
                              <text:list>
                                <text:list-item>
                                  <text:p text:style-name="P15">signed integers stored in 2s complement</text:p>
                                  <text:list>
                                    <text:list-item>
                                      <text:p text:style-name="P15">most important digit repressents positve or negative</text:p>
                                      <text:list>
                                        <text:list-item>
                                          <text:p text:style-name="P15">big endian – leftmost</text:p>
                                        </text:list-item>
                                        <text:list-item>
                                          <text:p text:style-name="P15">little endian – rightmost</text:p>
                                        </text:list-item>
                                      </text:list>
                                    </text:list-item>
                                  </text:list>
                                </text:list-item>
                              </text:list>
                            </text:list-item>
                            <text:list-item>
                              <text:p text:style-name="P18">u8 – u128</text:p>
                            </text:list-item>
                            <text:list-item>
                              <text:p text:style-name="P18">isize &amp; usize</text:p>
                              <text:list>
                                <text:list-item>
                                  <text:p text:style-name="P15">depend on architecture</text:p>
                                </text:list-item>
                                <text:list-item>
                                  <text:p text:style-name="P15">32 or 64</text:p>
                                  <text:list>
                                    <text:list-item>
                                      <text:p text:style-name="P15">used for indexing arrays and collectionss</text:p>
                                    </text:list-item>
                                  </text:list>
                                </text:list-item>
                              </text:list>
                            </text:list-item>
                          </text:list>
                        </text:list-item>
                        <text:list-item>
                          <text:p text:style-name="P18">overflow</text:p>
                          <text:list>
                            <text:list-item>
                              <text:p text:style-name="P15">u8: 0 - 255</text:p>
                              <text:list>
                                <text:list-item>
                                  <text:p text:style-name="P15">let num: u8 = 256;</text:p>
                                </text:list-item>
                                <text:list-item>
                                  <text:p text:style-name="P15">overflow</text:p>
                                </text:list-item>
                              </text:list>
                            </text:list-item>
                            <text:list-item>
                              <text:p text:style-name="P15">if debug mode is on</text:p>
                              <text:list>
                                <text:list-item>
                                  <text:p text:style-name="P15">rust panics on overflow</text:p>
                                </text:list-item>
                              </text:list>
                            </text:list-item>
                            <text:list-item>
                              <text:p text:style-name="P15">in release mode --release</text:p>
                              <text:list>
                                <text:list-item>
                                  <text:p text:style-name="P15">rust cause the variable to wrap</text:p>
                                  <text:list>
                                    <text:list-item>
                                      <text:p text:style-name="P15">essentially num % maxNumber</text:p>
                                    </text:list-item>
                                    <text:list-item>
                                      <text:p text:style-name="P15">num = 256;</text:p>
                                      <text:list>
                                        <text:list-item>
                                          <text:p text:style-name="P15">0</text:p>
                                        </text:list-item>
                                      </text:list>
                                    </text:list-item>
                                    <text:list-item>
                                      <text:p text:style-name="P15">num = 257</text:p>
                                      <text:list>
                                        <text:list-item>
                                          <text:p text:style-name="P15">1</text:p>
                                        </text:list-item>
                                      </text:list>
                                    </text:list-item>
                                  </text:list>
                                </text:list-item>
                              </text:list>
                            </text:list-item>
                          </text:list>
                        </text:list-item>
                      </text:list>
                    </text:list-item>
                    <text:list-item>
                      <text:p text:style-name="P18">floats</text:p>
                      <text:list>
                        <text:list-item>
                          <text:p text:style-name="P18">f32 f64</text:p>
                        </text:list-item>
                      </text:list>
                    </text:list-item>
                    <text:list-item>
                      <text:p text:style-name="P18">operations</text:p>
                      <text:list>
                        <text:list-item>
                          <text:p text:style-name="P24">result = var + var;</text:p>
                        </text:list-item>
                        <text:list-item>
                          <text:p text:style-name="P18">no var++;</text:p>
                        </text:list-item>
                        <text:list-item>
                          <text:p text:style-name="P21">+=</text:p>
                        </text:list-item>
                      </text:list>
                    </text:list-item>
                    <text:list-item>
                      <text:p text:style-name="P18">bool</text:p>
                      <text:list>
                        <text:list-item>
                          <text:p text:style-name="P20">true and false</text:p>
                        </text:list-item>
                      </text:list>
                    </text:list-item>
                    <text:list-item>
                      <text:p text:style-name="P18">char</text:p>
                      <text:list>
                        <text:list-item>
                          <text:p text:style-name="P15">4 bytes</text:p>
                          <text:list>
                            <text:list-item>
                              <text:p text:style-name="P15">represents a Unicode Scalar Value</text:p>
                            </text:list-item>
                            <text:list-item>
                              <text:p text:style-name="P15">can represent more than just ASCII</text:p>
                              <text:list>
                                <text:list-item>
                                  <text:p text:style-name="P15">accented letters</text:p>
                                </text:list-item>
                                <text:list-item>
                                  <text:p text:style-name="P15">Chinese characters</text:p>
                                </text:list-item>
                                <text:list-item>
                                  <text:p text:style-name="P15">emojis</text:p>
                                </text:list-item>
                                <text:list-item>
                                  <text:p text:style-name="P15">zero width sspaces</text:p>
                                </text:list-item>
                              </text:list>
                            </text:list-item>
                          </text:list>
                        </text:list-item>
                        <text:list-item>
                          <text:p text:style-name="P15">literals with ‘’ single quotes</text:p>
                          <text:list>
                            <text:list-item>
                              <text:p text:style-name="P15">‘<text:span text:style-name="T7">a’</text:span></text:p>
                            </text:list-item>
                          </text:list>
                        </text:list-item>
                      </text:list>
                    </text:list-item>
                  </text:list>
                </text:list-item>
                <text:list-item>
                  <text:p text:style-name="P18">compund type</text:p>
                  <text:list>
                    <text:list-item>
                      <text:list>
                        <text:list-item>
                          <text:p text:style-name="P15">fixed length at declaration, </text:p>
                        </text:list-item>
                      </text:list>
                    </text:list-item>
                    <text:list-item>
                      <text:p text:style-name="P19">array</text:p>
                      <text:list>
                        <text:list-item>
                          <text:p text:style-name="P21">let a =[1, 12, 14];</text:p>
                        </text:list-item>
                        <text:list-item>
                          <text:p text:style-name="P15">all variables same type</text:p>
                          <text:list>
                            <text:list-item>
                              <text:p text:style-name="P15">l<text:span text:style-name="T6">et a: [u32; 4] = [12, 1323, 212, 1];</text:span></text:p>
                            </text:list-item>
                          </text:list>
                        </text:list-item>
                        <text:list-item>
                          <text:p text:style-name="P25">let a = [3; 5]</text:p>
                          <text:list>
                            <text:list-item>
                              <text:p text:style-name="P27"><text:soft-page-break/>[<text:span text:style-name="T4">3, 3, 3, 3, 3</text:span>]</text:p>
                            </text:list-item>
                          </text:list>
                        </text:list-item>
                        <text:list-item>
                          <text:p text:style-name="P19">invalid accesss</text:p>
                          <text:list>
                            <text:list-item>
                              <text:p text:style-name="P15">rust will panic if you try to go out off bounds on an array</text:p>
                            </text:list-item>
                            <text:list-item>
                              <text:p text:style-name="P15">this is because there are many security issues with being able to access memory outside the alloted space</text:p>
                            </text:list-item>
                          </text:list>
                        </text:list-item>
                      </text:list>
                    </text:list-item>
                    <text:list-item>
                      <text:p text:style-name="P19">tuple</text:p>
                      <text:list>
                        <text:list-item>
                          <text:p text:style-name="P15">let tup = (10, 12, 3);</text:p>
                        </text:list-item>
                        <text:list-item>
                          <text:p text:style-name="P15">collection of multiple data types</text:p>
                          <text:list>
                            <text:list-item>
                              <text:p text:style-name="P21">let t<text:span text:style-name="T7">up</text:span> (i32, f32, u8) = (121, 3.4, 2);</text:p>
                            </text:list-item>
                          </text:list>
                        </text:list-item>
                        <text:list-item>
                          <text:p text:style-name="P18">access</text:p>
                          <text:list>
                            <text:list-item>
                              <text:p text:style-name="P15">tup.0 – tup.n</text:p>
                            </text:list-item>
                          </text:list>
                        </text:list-item>
                        <text:list-item>
                          <text:p text:style-name="P15">destructuring</text:p>
                          <text:list>
                            <text:list-item>
                              <text:p text:style-name="P15">tuple variabless are <text:span text:style-name="T4">b</text:span>ound to the entire struct</text:p>
                            </text:list-item>
                            <text:list-item>
                              <text:p text:style-name="P15">to pull out the individual values, <text:span text:style-name="T7">you</text:span> must destructure them</text:p>
                              <text:list>
                                <text:list-item>
                                  <text:p text:style-name="P21">let (x, y, z) = tup;</text:p>
                                </text:list-item>
                              </text:list>
                            </text:list-item>
                          </text:list>
                        </text:list-item>
                        <text:list-item>
                          <text:p text:style-name="P15">unit</text:p>
                          <text:list>
                            <text:list-item>
                              <text:p text:style-name="P15">empty tuple ()</text:p>
                            </text:list-item>
                            <text:list-item>
                              <text:p text:style-name="P15">em<text:span text:style-name="T7">pt</text:span>y value or return type</text:p>
                              <text:list>
                                <text:list-item>
                                  <text:p text:style-name="P15">functions default to returning ()</text:p>
                                </text:list-item>
                              </text:list>
                            </text:list-item>
                          </text:list>
                        </text:list-item>
                      </text:list>
                    </text:list-item>
                    <text:list-item>
                      <text:p text:style-name="P37">string literals</text:p>
                      <text:list>
                        <text:list-item>
                          <text:p text:style-name="P17">literals</text:p>
                          <text:list>
                            <text:list-item>
                              <text:p text:style-name="P17">let s = “Hello World”;</text:p>
                            </text:list-item>
                            <text:list-item>
                              <text:p text:style-name="P17">s is of type &amp;str</text:p>
                              <text:list>
                                <text:list-item>
                                  <text:p text:style-name="P17">its a slice pointing to a specific point in the binary</text:p>
                                </text:list-item>
                                <text:list-item>
                                  <text:p text:style-name="P17">immutable</text:p>
                                </text:list-item>
                              </text:list>
                            </text:list-item>
                          </text:list>
                        </text:list-item>
                        <text:list-item>
                          <text:p text:style-name="P37">is a string literal and is very different than a String</text:p>
                          <text:list>
                            <text:list-item>
                              <text:p text:style-name="P37">Strings in Rust are dynamically sized </text:p>
                            </text:list-item>
                            <text:list-item>
                              <text:p text:style-name="P37">string literals are hard coded and cannot change</text:p>
                            </text:list-item>
                          </text:list>
                        </text:list-item>
                        <text:list-item>
                          <text:p text:style-name="P37">conversion</text:p>
                          <text:list>
                            <text:list-item>
                              <text:p text:style-name="P37">there are many handy functions one can do with Strings</text:p>
                            </text:list-item>
                            <text:list-item>
                              <text:p text:style-name="P37">so converting from a string literal to a String is done very often</text:p>
                              <text:list>
                                <text:list-item>
                                  <text:p text:style-name="P37"><text:span text:style-name="T6">“poo”.to_string();</text:span></text:p>
                                  <text:list>
                                    <text:list-item>
                                      <text:p text:style-name="P37">can be used to convert many values into a string</text:p>
                                      <text:list>
                                        <text:list-item>
                                          <text:p text:style-name="P37">if they implement the ToString trait</text:p>
                                        </text:list-item>
                                      </text:list>
                                    </text:list-item>
                                  </text:list>
                                </text:list-item>
                                <text:list-item>
                                  <text:p text:style-name="P30">let s = String::from(“Poo”);</text:p>
                                  <text:list>
                                    <text:list-item>
                                      <text:p text:style-name="P37">from is similar in that it is a Trait that can be implemented for conversion between data types</text:p>
                                    </text:list-item>
                                  </text:list>
                                </text:list-item>
                              </text:list>
                            </text:list-item>
                          </text:list>
                        </text:list-item>
                      </text:list>
                    </text:list-item>
                    <text:list-item>
                      <text:p text:style-name="P39">handy String functions</text:p>
                    </text:list-item>
                    <text:list-item>
                      <text:p text:style-name="P39"/>
                      <text:list>
                        <text:list-item>
                          <text:p text:style-name="P17">iterating over a string</text:p>
                          <text:list>
                            <text:list-item>
                              <text:p text:style-name="P22"><text:span text:style-name="T3">l</text:span>et chars = s.chars();</text:p>
                              <text:list>
                                <text:list-item>
                                  <text:p text:style-name="P39">returns an iterator of chars</text:p>
                                </text:list-item>
                                <text:list-item>
                                  <text:p text:style-name="P39">easy to use a for loop to step through and check char values</text:p>
                                </text:list-item>
                                <text:list-item>
                                  <text:p text:style-name="P33">for c in chars {println!(“{c}”);</text:p>
                                </text:list-item>
                              </text:list>
                            </text:list-item>
                            <text:list-item>
                              <text:p text:style-name="P22">let bytes = s.as_bytes();</text:p>
                              <text:list>
                                <text:list-item>
                                  <text:p text:style-name="P39">converts to a &amp;[u8]</text:p>
                                  <text:list>
                                    <text:list-item>
                                      <text:p text:style-name="P39"><text:soft-page-break/>slice of u8s</text:p>
                                    </text:list-item>
                                    <text:list-item>
                                      <text:p text:style-name="P39">can be used for many different data types</text:p>
                                    </text:list-item>
                                  </text:list>
                                </text:list-item>
                                <text:list-item>
                                  <text:p text:style-name="P33">for c in bytess {println!(“{c}”);</text:p>
                                </text:list-item>
                                <text:list-item>
                                  <text:p text:style-name="P39">works for chars in a string only if tthey are on the ascii chart</text:p>
                                  <text:list>
                                    <text:list-item>
                                      <text:p text:style-name="P39">other characters become larger</text:p>
                                    </text:list-item>
                                  </text:list>
                                </text:list-item>
                              </text:list>
                            </text:list-item>
                          </text:list>
                        </text:list-item>
                        <text:list-item>
                          <text:p text:style-name="P39">There are tons off String functions, check them out!</text:p>
                          <text:list>
                            <text:list-item>
                              <text:p text:style-name="P31">https://doc.rust-lang.org/std/string/struct.String.html</text:p>
                            </text:list-item>
                          </text:list>
                        </text:list-item>
                      </text:list>
                    </text:list-item>
                    <text:list-item>
                      <text:p text:style-name="P36">getting input</text:p>
                      <text:list>
                        <text:list-item>
                          <text:p text:style-name="P28">let mut input = String::new();</text:p>
                        </text:list-item>
                        <text:list-item>
                          <text:p text:style-name="P39">Stdin</text:p>
                          <text:list>
                            <text:list-item>
                              <text:p text:style-name="P39">handle to standard input</text:p>
                              <text:list>
                                <text:list-item>
                                  <text:p text:style-name="P39">used to do various thingss to it, like locking it or reading from</text:p>
                                </text:list-item>
                              </text:list>
                            </text:list-item>
                          </text:list>
                        </text:list-item>
                        <text:list-item>
                          <text:p text:style-name="P28">io::stdin.readline(input);</text:p>
                          <text:list>
                            <text:list-item>
                              <text:p text:style-name="P36">returns Result</text:p>
                            </text:list-item>
                            <text:list-item>
                              <text:p text:style-name="P36">comes with a ‘\n’ at the end which can be problematic</text:p>
                              <text:list>
                                <text:list-item>
                                  <text:p text:style-name="P28">strip_suffix(‘\n’);</text:p>
                                </text:list-item>
                              </text:list>
                            </text:list-item>
                            <text:list-item>
                              <text:p text:style-name="P28">println!(“{:?}”, input<text:span text:style-name="T7">);</text:span></text:p>
                              <text:list>
                                <text:list-item>
                                  <text:p text:style-name="P36">get all the</text:p>
                                </text:list-item>
                                <text:list-item>
                                  <text:p text:style-name="P36"><text:s/>characters</text:p>
                                </text:list-item>
                              </text:list>
                            </text:list-item>
                          </text:list>
                        </text:list-item>
                      </text:list>
                    </text:list-item>
                  </text:list>
                </text:list-item>
              </text:list>
            </text:list-item>
            <text:list-item>
              <text:p text:style-name="P17">enums</text:p>
              <text:list>
                <text:list-item>
                  <text:p text:style-name="P17">declaration</text:p>
                  <text:list>
                    <text:list-item>
                      <text:p text:style-name="P22">enum Fruit { Apple, Banana, }</text:p>
                    </text:list-item>
                    <text:list-item>
                      <text:p text:style-name="P22">let a = Fruit::Apple;</text:p>
                    </text:list-item>
                    <text:list-item>
                      <text:p text:style-name="P17">enums can have variables within them</text:p>
                      <text:list>
                        <text:list-item>
                          <text:p text:style-name="P22">enum Fruit { Apple(String), Banana (String) <text:span text:style-name="T7">}</text:span></text:p>
                          <text:list>
                            <text:list-item>
                              <text:p text:style-name="P17">they don’t have to match</text:p>
                              <text:list>
                                <text:list-item>
                                  <text:p text:style-name="P22">Banana(u8)</text:p>
                                </text:list-item>
                              </text:list>
                            </text:list-item>
                          </text:list>
                        </text:list-item>
                      </text:list>
                    </text:list-item>
                  </text:list>
                </text:list-item>
                <text:list-item>
                  <text:p text:style-name="P17">Option</text:p>
                  <text:list>
                    <text:list-item>
                      <text:p text:style-name="P22">enum Option { Some(T), None }</text:p>
                    </text:list-item>
                    <text:list-item>
                      <text:p text:style-name="P17">used instead of null pointerrs</text:p>
                      <text:list>
                        <text:list-item>
                          <text:p text:style-name="P17">functions return Option when there may be a value or there may not be a value</text:p>
                        </text:list-item>
                      </text:list>
                    </text:list-item>
                  </text:list>
                </text:list-item>
                <text:list-item>
                  <text:p text:style-name="P22">Result&lt;Success, Error&gt; { Ok(Success). Err(Error) }</text:p>
                  <text:list>
                    <text:list-item>
                      <text:p text:style-name="P17">Ok (value) – value is the successfully returned data</text:p>
                    </text:list-item>
                    <text:list-item>
                      <text:p text:style-name="P17">Err(e) – e is the error message from the failed function</text:p>
                    </text:list-item>
                  </text:list>
                </text:list-item>
                <text:list-item>
                  <text:p text:style-name="P17">check enums with match</text:p>
                  <text:list>
                    <text:list-item>
                      <text:p text:style-name="P22">match input.chars().next() { Some(c) =&gt; {println!(“we got char {c}”); }, None =&gt; { println!(“we go<text:span text:style-name="T2">t</text:span> nothing”); } }</text:p>
                    </text:list-item>
                    <text:list-item>
                      <text:p text:style-name="P17">we can also check for errors</text:p>
                      <text:list>
                        <text:list-item>
                          <text:p text:style-name="P22">match func() { Ok(val) =&gt; {println!(“got val {val}”);}, Err(e) =&gt; { println!(“got error {e}”); } }</text:p>
                        </text:list-item>
                      </text:list>
                    </text:list-item>
                    <text:list-item>
                      <text:p text:style-name="P17">matches are exhaustive</text:p>
                      <text:list>
                        <text:list-item>
                          <text:p text:style-name="P17">we need to have a case for every posssibility</text:p>
                        </text:list-item>
                        <text:list-item>
                          <text:p text:style-name="P17">_ =&gt; {println!(“catch all matched”); }</text:p>
                        </text:list-item>
                      </text:list>
                    </text:list-item>
                  </text:list>
                </text:list-item>
                <text:list-item>
                  <text:p text:style-name="P17">if let</text:p>
                  <text:list>
                    <text:list-item>
                      <text:p text:style-name="P22">let p = some(3u8);</text:p>
                    </text:list-item>
                    <text:list-item>
                      <text:p text:style-name="P22"><text:soft-page-break/>if let Some(num) = p { println!(“p is an ok value”); }</text:p>
                      <text:list>
                        <text:list-item>
                          <text:p text:style-name="P17">used for concise and specific match operations</text:p>
                        </text:list-item>
                        <text:list-item>
                          <text:p text:style-name="P17">especially good if we are only interested in one match option</text:p>
                          <text:list>
                            <text:list-item>
                              <text:p text:style-name="P17">we can also include an else branch for all other options</text:p>
                            </text:list-item>
                          </text:list>
                        </text:list-item>
                      </text:list>
                    </text:list-item>
                  </text:list>
                </text:list-item>
              </text:list>
            </text:list-item>
            <text:list-item>
              <text:p text:style-name="P18">functions</text:p>
              <text:list>
                <text:list-item>
                  <text:p text:style-name="P15">defined with fn keyword</text:p>
                  <text:list>
                    <text:list-item>
                      <text:p text:style-name="P21">fn do_stuff(arg_name: type) -&gt; return type { var: return type}</text:p>
                      <text:list>
                        <text:list-item>
                          <text:p text:style-name="P40">vi<text:span text:style-name="T5">s</text:span>ibility at the front – <text:span text:style-name="T7">default: private</text:span></text:p>
                          <text:list>
                            <text:list-item>
                              <text:p text:style-name="P29">pub fn do_stuff(…</text:p>
                            </text:list-item>
                            <text:list-item>
                              <text:p text:style-name="P20">functions that aren’t labelled as pub will be private and can only be accessed from within the file they are currently in</text:p>
                            </text:list-item>
                          </text:list>
                        </text:list-item>
                      </text:list>
                    </text:list-item>
                    <text:list-item>
                      <text:p text:style-name="P15">you must declare the type of every parameter</text:p>
                      <text:list>
                        <text:list-item>
                          <text:p text:style-name="P15">This makes Rust’s type inference easier</text:p>
                          <text:list>
                            <text:list-item>
                              <text:p text:style-name="P15">Using function calls with specifically typed parameters and return types make it obvious at compile time what the intended variable type is</text:p>
                              <text:list>
                                <text:list-item>
                                  <text:p text:style-name="P20">Rust is strongly typed</text:p>
                                </text:list-item>
                              </text:list>
                            </text:list-item>
                          </text:list>
                        </text:list-item>
                      </text:list>
                    </text:list-item>
                  </text:list>
                </text:list-item>
                <text:list-item>
                  <text:p text:style-name="P15">names in snake_case</text:p>
                </text:list-item>
                <text:list-item>
                  <text:p text:style-name="P15">they do not need to be declared before they can be used as long as they do get defined in the scope seen by the caller</text:p>
                  <text:list>
                    <text:list-item>
                      <text:p text:style-name="P15">scope is the current files</text:p>
                    </text:list-item>
                    <text:list-item>
                      <text:p text:style-name="P15">other files can be brought into scope</text:p>
                      <text:list>
                        <text:list-item>
                          <text:p text:style-name="P20">mod file;</text:p>
                          <text:list>
                            <text:list-item>
                              <text:p text:style-name="P20">src/file.rs</text:p>
                            </text:list-item>
                          </text:list>
                        </text:list-item>
                        <text:list-item>
                          <text:p text:style-name="P20">there are more ways we will discuss later</text:p>
                        </text:list-item>
                      </text:list>
                    </text:list-item>
                  </text:list>
                </text:list-item>
                <text:list-item>
                  <text:p text:style-name="P15">expressions v statements</text:p>
                  <text:list>
                    <text:list-item>
                      <text:p text:style-name="P15">function bodies are made up of a series of statements ending with an optional expression</text:p>
                      <text:list>
                        <text:list-item>
                          <text:p text:style-name="P15">statements are instructions that perform a task and do not return a value</text:p>
                          <text:list>
                            <text:list-item>
                              <text:p text:style-name="P15">let x = y + 2;</text:p>
                            </text:list-item>
                            <text:list-item>
                              <text:p text:style-name="P15">since they do not have a return value they cannot bee assigned using let</text:p>
                              <text:list>
                                <text:list-item>
                                  <text:p text:style-name="P15">let x = let y = 10</text:p>
                                </text:list-item>
                                <text:list-item>
                                  <text:p text:style-name="P15">error variable description using let is a statement</text:p>
                                </text:list-item>
                                <text:list-item>
                                  <text:p text:style-name="P15">so you cannot do multiple variable asssignment as in C</text:p>
                                  <text:list>
                                    <text:list-item>
                                      <text:p text:style-name="P15">x = y = 10;</text:p>
                                    </text:list-item>
                                  </text:list>
                                </text:list-item>
                                <text:list-item>
                                  <text:p text:style-name="P15">but you can use tuples <text:span text:style-name="T7">t odeclare multiple variables</text:span></text:p>
                                  <text:list>
                                    <text:list-item>
                                      <text:p text:style-name="P25">let (bunnies, carrots) = (8, 50);</text:p>
                                      <text:list>
                                        <text:list-item>
                                          <text:p text:style-name="P19">tuple pattern </text:p>
                                        </text:list-item>
                                      </text:list>
                                    </text:list-item>
                                  </text:list>
                                </text:list-item>
                              </text:list>
                            </text:list-item>
                          </text:list>
                        </text:list-item>
                        <text:list-item>
                          <text:p text:style-name="P15">expressions evaluate to a certain value</text:p>
                          <text:list>
                            <text:list-item>
                              <text:p text:style-name="P15">y + 2</text:p>
                            </text:list-item>
                            <text:list-item>
                              <text:p text:style-name="P15">calling a function or a macro is an expression</text:p>
                            </text:list-item>
                            <text:list-item>
                              <text:p text:style-name="P15">creating a new scope with {} is an expression</text:p>
                              <text:list>
                                <text:list-item>
                                  <text:p text:style-name="P15">l<text:span text:style-name="T6">et y = { let x = 3; x + 1};</text:span></text:p>
                                  <text:list>
                                    <text:list-item>
                                      <text:p text:style-name="P15">y is now 4</text:p>
                                    </text:list-item>
                                  </text:list>
                                </text:list-item>
                                <text:list-item>
                                  <text:p text:style-name="P15">notice there is no semi-colon after x+1</text:p>
                                  <text:list>
                                    <text:list-item>
                                      <text:p text:style-name="P15"><text:soft-page-break/>the ; turns it into a statement and therefore it doesn’t have a return valuee</text:p>
                                    </text:list-item>
                                  </text:list>
                                </text:list-item>
                              </text:list>
                            </text:list-item>
                            <text:list-item>
                              <text:p text:style-name="P15">so we can return a value from a function like this</text:p>
                              <text:list>
                                <text:list-item>
                                  <text:p text:style-name="P21">fn func() → u8 { 12 };</text:p>
                                  <text:list>
                                    <text:list-item>
                                      <text:p text:style-name="P15">if the function ends without an expresssion, () is returned</text:p>
                                      <text:list>
                                        <text:list-item>
                                          <text:p text:style-name="P20">we call this the unit</text:p>
                                        </text:list-item>
                                      </text:list>
                                    </text:list-item>
                                  </text:list>
                                </text:list-item>
                                <text:list-item>
                                  <text:p text:style-name="P15">we can also use a return statement</text:p>
                                </text:list-item>
                              </text:list>
                            </text:list-item>
                          </text:list>
                        </text:list-item>
                      </text:list>
                    </text:list-item>
                  </text:list>
                </text:list-item>
                <text:list-item>
                  <text:p text:style-name="P35">printing</text:p>
                  <text:list>
                    <text:list-item>
                      <text:p text:style-name="P35">println! macro </text:p>
                      <text:list>
                        <text:list-item>
                          <text:p text:style-name="P35">also print!</text:p>
                        </text:list-item>
                        <text:list-item>
                          <text:p text:style-name="P35"><text:span text:style-name="T7">p</text:span>rin<text:span text:style-name="T7">t</text:span>ln! prints! with newline, print! does not</text:p>
                        </text:list-item>
                      </text:list>
                    </text:list-item>
                    <text:list-item>
                      <text:p text:style-name="P26">println!(“this string will be printed with a {}”, variable);</text:p>
                      <text:list>
                        <text:list-item>
                          <text:p text:style-name="P26">println!(“also works like {this});</text:p>
                        </text:list-item>
                        <text:list-item>
                          <text:p text:style-name="P35">{}</text:p>
                        </text:list-item>
                        <text:list-item>
                          <text:p text:style-name="P35">{:?}</text:p>
                          <text:list>
                            <text:list-item>
                              <text:p text:style-name="P35">debug print</text:p>
                            </text:list-item>
                          </text:list>
                        </text:list-item>
                        <text:list-item>
                          <text:p text:style-name="P35">{:#?}</text:p>
                          <text:list>
                            <text:list-item>
                              <text:p text:style-name="P35">pretty debug print</text:p>
                            </text:list-item>
                          </text:list>
                        </text:list-item>
                      </text:list>
                    </text:list-item>
                  </text:list>
                </text:list-item>
              </text:list>
            </text:list-item>
            <text:list-item>
              <text:p text:style-name="P15">comments</text:p>
              <text:list>
                <text:list-item>
                  <text:p text:style-name="P20">inline</text:p>
                  <text:list>
                    <text:list-item>
                      <text:p text:style-name="P21">//</text:p>
                    </text:list-item>
                  </text:list>
                </text:list-item>
                <text:list-item>
                  <text:p text:style-name="P20">comment box</text:p>
                  <text:list>
                    <text:list-item>
                      <text:p text:style-name="P21">/* */</text:p>
                    </text:list-item>
                  </text:list>
                </text:list-item>
              </text:list>
            </text:list-item>
            <text:list-item>
              <text:p text:style-name="P18">control flow</text:p>
              <text:list>
                <text:list-item>
                  <text:p text:style-name="P9">if <text:span text:style-name="T1">statement</text:span></text:p>
                  <text:list>
                    <text:list-item>
                      <text:p text:style-name="P7">no ()s</text:p>
                    </text:list-item>
                    <text:list-item>
                      <text:p text:style-name="P7">otherwise pretty much the same as C</text:p>
                      <text:list>
                        <text:list-item>
                          <text:p text:style-name="P12">if cond1 { //code } else if cond2 { //code } else { //code }</text:p>
                        </text:list-item>
                      </text:list>
                    </text:list-item>
                    <text:list-item>
                      <text:p text:style-name="P7">opperators</text:p>
                      <text:list>
                        <text:list-item>
                          <text:p text:style-name="P12">==, !=</text:p>
                        </text:list-item>
                        <text:list-item>
                          <text:p text:style-name="P12">&gt;, &lt;, &gt;=, &lt;=</text:p>
                        </text:list-item>
                        <text:list-item>
                          <text:p text:style-name="P12">&amp;&amp; ||</text:p>
                        </text:list-item>
                      </text:list>
                    </text:list-item>
                    <text:list-item>
                      <text:p text:style-name="P7">if let</text:p>
                      <text:list>
                        <text:list-item>
                          <text:p text:style-name="P7">if is an expresssion</text:p>
                        </text:list-item>
                        <text:list-item>
                          <text:p text:style-name="P7">so we can assign to a variable the return value</text:p>
                          <text:list>
                            <text:list-item>
                              <text:p text:style-name="P7">l<text:span text:style-name="T6">et x = if y <text:s/>&gt; 10 { 0 } else {12 };</text:span></text:p>
                              <text:list>
                                <text:list-item>
                                  <text:p text:style-name="P7">both arms must evaluate to the same variable type</text:p>
                                  <text:list>
                                    <text:list-item>
                                      <text:p text:style-name="P12">let c = if x == 0 {1 } else {“six” };</text:p>
                                    </text:list-item>
                                    <text:list-item>
                                      <text:p text:style-name="P7">error expected integer, got &amp;str</text:p>
                                      <text:list>
                                        <text:list-item>
                                          <text:p text:style-name="P7">knowing the type of c is crucial to rust run-time gurantees</text:p>
                                        </text:list-item>
                                        <text:list-item>
                                          <text:p text:style-name="P7">since rust is strongly typed it needs to know what type c is and so if in one statement it could become 2 different posssibilities, this would create no gurantee</text:p>
                                        </text:list-item>
                                      </text:list>
                                    </text:list-item>
                                  </text:list>
                                </text:list-item>
                              </text:list>
                            </text:list-item>
                          </text:list>
                        </text:list-item>
                      </text:list>
                    </text:list-item>
                  </text:list>
                </text:list-item>
                <text:list-item>
                  <text:p text:style-name="P5">match</text:p>
                  <text:list>
                    <text:list-item>
                      <text:p text:style-name="P6">like switch it matches on specific values</text:p>
                      <text:list>
                        <text:list-item>
                          <text:p text:style-name="P13"><text:soft-page-break/>match num { 0 =&gt; { println!(“zero”); }, 1 =&gt; { println!(“one”) }, _ =&gt; {println!(“other”);}</text:p>
                        </text:list-item>
                      </text:list>
                    </text:list-item>
                    <text:list-item>
                      <text:p text:style-name="P8">exhaustive</text:p>
                      <text:list>
                        <text:list-item>
                          <text:p text:style-name="P6">match statement are exhaustive</text:p>
                          <text:list>
                            <text:list-item>
                              <text:p text:style-name="P6">this means you need to have a condition for every possible value</text:p>
                              <text:list>
                                <text:list-item>
                                  <text:p text:style-name="P6">which can be impossible, for say a u128</text:p>
                                </text:list-item>
                              </text:list>
                            </text:list-item>
                          </text:list>
                        </text:list-item>
                        <text:list-item>
                          <text:p text:style-name="P8">catchall</text:p>
                          <text:list>
                            <text:list-item>
                              <text:p text:style-name="P6">_ used as catchall for match statements</text:p>
                            </text:list-item>
                          </text:list>
                        </text:list-item>
                      </text:list>
                    </text:list-item>
                  </text:list>
                </text:list-item>
                <text:list-item>
                  <text:p text:style-name="P8">loops</text:p>
                  <text:list>
                    <text:list-item>
                      <text:p text:style-name="P13">loop <text:s/>{ //code }</text:p>
                      <text:list>
                        <text:list-item>
                          <text:p text:style-name="P6">default – infinite</text:p>
                        </text:list-item>
                        <text:list-item>
                          <text:p text:style-name="P6">to exit use break</text:p>
                          <text:list>
                            <text:list-item>
                              <text:p text:style-name="P13">break;</text:p>
                              <text:list>
                                <text:list-item>
                                  <text:p text:style-name="P11">can also pass back a value similar to return</text:p>
                                </text:list-item>
                              </text:list>
                            </text:list-item>
                          </text:list>
                        </text:list-item>
                        <text:list-item>
                          <text:p text:style-name="P13">continue;</text:p>
                          <text:list>
                            <text:list-item>
                              <text:p text:style-name="P6">to skip to the next iterattion of loop</text:p>
                            </text:list-item>
                          </text:list>
                        </text:list-item>
                        <text:list-item>
                          <text:p text:style-name="P6">return value</text:p>
                          <text:list>
                            <text:list-item>
                              <text:p text:style-name="P6">loops are evaluated as expresssion</text:p>
                            </text:list-item>
                            <text:list-item>
                              <text:p text:style-name="P13">let num = loop { counter += 2; if counter &gt; 10 { break counter } };</text:p>
                            </text:list-item>
                          </text:list>
                        </text:list-item>
                        <text:list-item>
                          <text:p text:style-name="P6">loop labels</text:p>
                          <text:list>
                            <text:list-item>
                              <text:p text:style-name="P6">you can label loops to make it easier to break out of a nested loop</text:p>
                              <text:list>
                                <text:list-item>
                                  <text:p text:style-name="P14">‘A loop:</text:p>
                                </text:list-item>
                                <text:list-item>
                                  <text:p text:style-name="P14"><text:s/>{ loop { if count &lt; 5 {count += 1; break; }else {break ‘A; } }</text:p>
                                  <text:list>
                                    <text:list-item>
                                      <text:p text:style-name="P6">first break only breaks out of inner loop</text:p>
                                      <text:list>
                                        <text:list-item>
                                          <text:p text:style-name="P6">out loop ‘A continues</text:p>
                                        </text:list-item>
                                      </text:list>
                                    </text:list-item>
                                    <text:list-item>
                                      <text:p text:style-name="P6">break ‘A; exits from the outer loop</text:p>
                                    </text:list-item>
                                  </text:list>
                                </text:list-item>
                              </text:list>
                            </text:list-item>
                            <text:list-item>
                              <text:p text:style-name="P6">labels must begin with ‘</text:p>
                              <text:list>
                                <text:list-item>
                                  <text:p text:style-name="P6">single quote</text:p>
                                </text:list-item>
                                <text:list-item>
                                  <text:p text:style-name="P6">to differentiate between breaking and returning a breaking out of a loop</text:p>
                                </text:list-item>
                              </text:list>
                            </text:list-item>
                          </text:list>
                        </text:list-item>
                      </text:list>
                    </text:list-item>
                    <text:list-item>
                      <text:p text:style-name="P6">while</text:p>
                      <text:list>
                        <text:list-item>
                          <text:p text:style-name="P6">works just like loop, but it has built in condition</text:p>
                          <text:list>
                            <text:list-item>
                              <text:p text:style-name="P6">loop breaks when condition ceases to be true</text:p>
                            </text:list-item>
                          </text:list>
                        </text:list-item>
                        <text:list-item>
                          <text:p text:style-name="P6">break and continue still work</text:p>
                        </text:list-item>
                      </text:list>
                    </text:list-item>
                    <text:list-item>
                      <text:p text:style-name="P6">for </text:p>
                      <text:list>
                        <text:list-item>
                          <text:p text:style-name="P6">for loops in rust are used for iterating over collectionss</text:p>
                          <text:list>
                            <text:list-item>
                              <text:p text:style-name="P6">like arrays and vectors</text:p>
                              <text:list>
                                <text:list-item>
                                  <text:p text:style-name="P6">l<text:span text:style-name="T6">et a = [0, 10 ,233, 9];</text:span></text:p>
                                </text:list-item>
                                <text:list-item>
                                  <text:p text:style-name="P13">for element in a { println!(“{}”, element); }</text:p>
                                </text:list-item>
                              </text:list>
                            </text:list-item>
                            <text:list-item>
                              <text:p text:style-name="P6">we can combine with ranges to get a more traditional C for loop</text:p>
                              <text:list>
                                <text:list-item>
                                  <text:p text:style-name="P13">for i in 0..4 { println!(“{}”,i);</text:p>
                                  <text:list>
                                    <text:list-item>
                                      <text:p text:style-name="P6">ranges are inlcusize – exclusize</text:p>
                                    </text:list-item>
                                    <text:list-item>
                                      <text:p text:style-name="P6">0..=4 for inclusive inclusive range</text:p>
                                    </text:list-item>
                                  </text:list>
                                </text:list-item>
                                <text:list-item>
                                  <text:p text:style-name="P10"><text:soft-page-break/>for _ in 0..4</text:p>
                                  <text:list>
                                    <text:list-item>
                                      <text:p text:style-name="P10">if we don’t want to use variable</text:p>
                                    </text:list-item>
                                  </text:list>
                                </text:list-item>
                              </text:list>
                            </text:list-item>
                          </text:list>
                        </text:list-item>
                      </text:list>
                    </text:list-item>
                  </text:list>
                </text:list-item>
              </text:list>
            </text:list-item>
            <text:list-item>
              <text:p text:style-name="P15">Ownership</text:p>
              <text:list>
                <text:list-item>
                  <text:p text:style-name="P15">rust’s ownership rules are one of the peculiar features of the language</text:p>
                  <text:list>
                    <text:list-item>
                      <text:p text:style-name="P15">It allows rust to make memory safety gurantees without the use of a garbage collector</text:p>
                    </text:list-item>
                    <text:list-item>
                      <text:p text:style-name="P15">memory is managed through a system of ownership, with a set of rules that the compiler checks</text:p>
                      <text:list>
                        <text:list-item>
                          <text:p text:style-name="P15">if any of the rules are violated the program doesn’t compile</text:p>
                        </text:list-item>
                        <text:list-item>
                          <text:p text:style-name="P15">none of these rules slow down your code!</text:p>
                        </text:list-item>
                      </text:list>
                    </text:list-item>
                  </text:list>
                </text:list-item>
                <text:list-item>
                  <text:p text:style-name="P15">Heap v stack</text:p>
                  <text:list>
                    <text:list-item>
                      <text:p text:style-name="P15">so far we have only been using variables on the stack</text:p>
                      <text:list>
                        <text:list-item>
                          <text:p text:style-name="P15">to exist on the stack a variable must have a known size at compile time</text:p>
                        </text:list-item>
                      </text:list>
                    </text:list-item>
                    <text:list-item>
                      <text:p text:style-name="P15">heap memory is allocated at runtime</text:p>
                      <text:list>
                        <text:list-item>
                          <text:p text:style-name="P15">slower</text:p>
                        </text:list-item>
                        <text:list-item>
                          <text:p text:style-name="P15">less restrictive about sizes</text:p>
                          <text:list>
                            <text:list-item>
                              <text:p text:style-name="P15">used for variable that we don’t know the size of at compile time</text:p>
                            </text:list-item>
                          </text:list>
                        </text:list-item>
                      </text:list>
                    </text:list-item>
                  </text:list>
                </text:list-item>
                <text:list-item>
                  <text:p text:style-name="P15">3 rules</text:p>
                  <text:list>
                    <text:list-item>
                      <text:p text:style-name="P42"><text:span text:style-name="T9">Each value in Rust has an </text:span><text:span text:style-name="Emphasis"><text:span text:style-name="T10">owner</text:span></text:span><text:span text:style-name="T10">.</text:span></text:p>
                    </text:list-item>
                    <text:list-item>
                      <text:p text:style-name="P44">There can only be one owner at a time. </text:p>
                    </text:list-item>
                    <text:list-item>
                      <text:p text:style-name="P44">When the owner goes out of scope, the value will be dropped. </text:p>
                    </text:list-item>
                  </text:list>
                </text:list-item>
                <text:list-item>
                  <text:p text:style-name="P15">Scope</text:p>
                  <text:list>
                    <text:list-item>
                      <text:p text:style-name="P15">when a variable is in scope, it is valid</text:p>
                    </text:list-item>
                    <text:list-item>
                      <text:p text:style-name="P15">as soon as a variable leaves scope it is invalid</text:p>
                      <text:list>
                        <text:list-item>
                          <text:p text:style-name="P15">it is dropped</text:p>
                        </text:list-item>
                        <text:list-item>
                          <text:p text:style-name="P15">its memory is cleaned up</text:p>
                        </text:list-item>
                        <text:list-item>
                          <text:p text:style-name="P33">drop() is called</text:p>
                          <text:list>
                            <text:list-item>
                              <text:p text:style-name="P41">memory is cleaned up and variable is removed from scope</text:p>
                            </text:list-item>
                          </text:list>
                        </text:list-item>
                      </text:list>
                    </text:list-item>
                  </text:list>
                </text:list-item>
                <text:list-item>
                  <text:p text:style-name="P15">String Type</text:p>
                  <text:list>
                    <text:list-item>
                      <text:p text:style-name="P15">To really illustrate the finer points of rust’s memory ownership it is necesarry to understand more complex data types</text:p>
                      <text:list>
                        <text:list-item>
                          <text:p text:style-name="P15">We’ll talk about the String type</text:p>
                          <text:list>
                            <text:list-item>
                              <text:p text:style-name="P15">so far the data types we have been working with are of a fixed size and ergo easily put into the stack att compile time</text:p>
                              <text:list>
                                <text:list-item>
                                  <text:p text:style-name="P15">including string literals</text:p>
                                </text:list-item>
                                <text:list-item>
                                  <text:p text:style-name="P15">which are not mutable so they can easily be hardcoded into the program</text:p>
                                </text:list-item>
                              </text:list>
                            </text:list-item>
                            <text:list-item>
                              <text:p text:style-name="P15">what if you want a String that isn’t known at compile time</text:p>
                              <text:list>
                                <text:list-item>
                                  <text:p text:style-name="P15">from user input</text:p>
                                </text:list-item>
                                <text:list-item>
                                  <text:p text:style-name="P15">read from file</text:p>
                                </text:list-item>
                              </text:list>
                            </text:list-item>
                            <text:list-item>
                              <text:p text:style-name="P15">or a mutable String</text:p>
                              <text:list>
                                <text:list-item>
                                  <text:p text:style-name="P15">concatenation</text:p>
                                </text:list-item>
                              </text:list>
                            </text:list-item>
                          </text:list>
                        </text:list-item>
                      </text:list>
                    </text:list-item>
                    <text:list-item>
                      <text:p text:style-name="P15">To make Strings dynamic they use Heap memory</text:p>
                      <text:list>
                        <text:list-item>
                          <text:p text:style-name="P15">can be created from string literals</text:p>
                          <text:list>
                            <text:list-item>
                              <text:p text:style-name="P21"><text:soft-page-break/>let mut s = String::from(“hello”);</text:p>
                            </text:list-item>
                          </text:list>
                        </text:list-item>
                        <text:list-item>
                          <text:p text:style-name="P15">so we don’t need to know the length at compile time</text:p>
                          <text:list>
                            <text:list-item>
                              <text:p text:style-name="P15">memory must be requested from the memory allocator at runtime</text:p>
                            </text:list-item>
                            <text:list-item>
                              <text:p text:style-name="P15">and so we need a way to return this memory when were done with our string</text:p>
                              <text:list>
                                <text:list-item>
                                  <text:p text:style-name="P15">and no we cant just call free() on it</text:p>
                                </text:list-item>
                                <text:list-item>
                                  <text:p text:style-name="P15">And there is no Garbage Collector</text:p>
                                  <text:list>
                                    <text:list-item>
                                      <text:p text:style-name="P15">so we can’t just not worry about, we need to be consciencious wheen using the heap</text:p>
                                    </text:list-item>
                                  </text:list>
                                </text:list-item>
                              </text:list>
                            </text:list-item>
                          </text:list>
                        </text:list-item>
                        <text:list-item>
                          <text:p text:style-name="P15">the Strings can grow and shrink</text:p>
                          <text:list>
                            <text:list-item>
                              <text:p text:style-name="P21">s.push_str(“, world”);</text:p>
                            </text:list-item>
                          </text:list>
                        </text:list-item>
                        <text:list-item>
                          <text:p text:style-name="P15">Heap memory is deallocated when the variable is dropped</text:p>
                          <text:list>
                            <text:list-item>
                              <text:p text:style-name="P15">variables are dropped when they leave their scope</text:p>
                              <text:list>
                                <text:list-item>
                                  <text:p text:style-name="P15">at the end of a clossing curly bracket</text:p>
                                </text:list-item>
                                <text:list-item>
                                  <text:p text:style-name="P15">calls drop function</text:p>
                                </text:list-item>
                              </text:list>
                            </text:list-item>
                          </text:list>
                        </text:list-item>
                      </text:list>
                    </text:list-item>
                  </text:list>
                </text:list-item>
                <text:list-item>
                  <text:p text:style-name="P15">Deep and shallow copies</text:p>
                  <text:list>
                    <text:list-item>
                      <text:p text:style-name="P15">A String is made up of 3 partss</text:p>
                      <text:list>
                        <text:list-item>
                          <text:p text:style-name="P15">the contents on the string</text:p>
                          <text:list>
                            <text:list-item>
                              <text:p text:style-name="P15">pointer to string in heap memory</text:p>
                            </text:list-item>
                          </text:list>
                        </text:list-item>
                        <text:list-item>
                          <text:p text:style-name="P15">its capacity</text:p>
                          <text:list>
                            <text:list-item>
                              <text:p text:style-name="P15">the amount of memo<text:span text:style-name="T7">r</text:span>y in bytes the string has been allocated</text:p>
                            </text:list-item>
                          </text:list>
                        </text:list-item>
                        <text:list-item>
                          <text:p text:style-name="P15">its length</text:p>
                          <text:list>
                            <text:list-item>
                              <text:p text:style-name="P15">the amount of memory in bytes the String is currently using</text:p>
                            </text:list-item>
                          </text:list>
                        </text:list-item>
                      </text:list>
                    </text:list-item>
                    <text:list-item>
                      <text:p text:style-name="P21">let x = 5; let y = 5;</text:p>
                      <text:list>
                        <text:list-item>
                          <text:p text:style-name="P15">value from x is copied into y, now we have 2 integers in memory</text:p>
                        </text:list-item>
                      </text:list>
                    </text:list-item>
                    <text:list-item>
                      <text:p text:style-name="P21">let s1 = String::from(”poo”); let s2 = s1;</text:p>
                      <text:list>
                        <text:list-item>
                          <text:p text:style-name="P15">this looks similar but actually very different</text:p>
                        </text:list-item>
                        <text:list-item>
                          <text:p text:style-name="P15">this is a shallow copy</text:p>
                          <text:list>
                            <text:list-item>
                              <text:p text:style-name="P15">the length, capacity and pointer are all copies</text:p>
                              <text:list>
                                <text:list-item>
                                  <text:p text:style-name="P15">but the memory on the heap is not copied</text:p>
                                </text:list-item>
                              </text:list>
                            </text:list-item>
                            <text:list-item>
                              <text:p text:style-name="P15">This is known as a move in Rust</text:p>
                            </text:list-item>
                          </text:list>
                        </text:list-item>
                        <text:list-item>
                          <text:p text:style-name="P15">so now it seems like s1 and s2 are pointing to the same heap memory, and when they go out of scope, they will be dropped and that memory will be freed</text:p>
                          <text:list>
                            <text:list-item>
                              <text:p text:style-name="P15">but wouldn’t this result in a double free</text:p>
                            </text:list-item>
                            <text:list-item>
                              <text:p text:style-name="P15">To prevent this double free, Rust now considers s1 to be invalid</text:p>
                              <text:list>
                                <text:list-item>
                                  <text:p text:style-name="P15">therefore when it leaves scope rust doesnt have to do anything</text:p>
                                </text:list-item>
                                <text:list-item>
                                  <text:p text:style-name="P15">but also it means that you cant use s1 anymore</text:p>
                                  <text:list>
                                    <text:list-item>
                                      <text:p text:style-name="P15">error, borrow of moved value</text:p>
                                      <text:list>
                                        <text:list-item>
                                          <text:p text:style-name="P15">value is considered moved rather than shallow copied, because s1 is now invalidated</text:p>
                                        </text:list-item>
                                      </text:list>
                                    </text:list-item>
                                  </text:list>
                                </text:list-item>
                              </text:list>
                            </text:list-item>
                          </text:list>
                        </text:list-item>
                      </text:list>
                    </text:list-item>
                    <text:list-item>
                      <text:p text:style-name="P15">Rust will never automatically create a deep copy</text:p>
                      <text:list>
                        <text:list-item>
                          <text:p text:style-name="P15">except for basic fixed size variables, where there is no real difference between a deep and shallow copy</text:p>
                          <text:list>
                            <text:list-item>
                              <text:p text:style-name="P15"><text:soft-page-break/>Types annotated with the Copy Trait they will be copied instead of moved</text:p>
                              <text:list>
                                <text:list-item>
                                  <text:p text:style-name="P15">doesn’t work if they are annotated with Drop</text:p>
                                  <text:list>
                                    <text:list-item>
                                      <text:p text:style-name="P15">or any of its parts</text:p>
                                    </text:list-item>
                                  </text:list>
                                </text:list-item>
                              </text:list>
                            </text:list-item>
                            <text:list-item>
                              <text:p text:style-name="P15">Scalar types all implement Copy and so are deep copied every time</text:p>
                              <text:list>
                                <text:list-item>
                                  <text:p text:style-name="P15">Compound Types of only sacalar components also implement Copy</text:p>
                                </text:list-item>
                              </text:list>
                            </text:list-item>
                          </text:list>
                        </text:list-item>
                      </text:list>
                    </text:list-item>
                    <text:list-item>
                      <text:p text:style-name="P15">clone()</text:p>
                      <text:list>
                        <text:list-item>
                          <text:p text:style-name="P15">if we want to create a deep copy we musst explicitly call the clone function</text:p>
                        </text:list-item>
                        <text:list-item>
                          <text:p text:style-name="P21">let s2 = s1.clone();</text:p>
                        </text:list-item>
                      </text:list>
                    </text:list-item>
                  </text:list>
                </text:list-item>
                <text:list-item>
                  <text:p text:style-name="P15">Functions</text:p>
                  <text:list>
                    <text:list-item>
                      <text:p text:style-name="P15">passing a variable to a function works similarily to assigning a value to a variable</text:p>
                      <text:list>
                        <text:list-item>
                          <text:p text:style-name="P15">passsing a variable into a function will move or copy it</text:p>
                        </text:list-item>
                      </text:list>
                    </text:list-item>
                    <text:list-item>
                      <text:p text:style-name="P15">returning a value also transfers its ownership outside of the function</text:p>
                    </text:list-item>
                  </text:list>
                </text:list-item>
                <text:list-item>
                  <text:p text:style-name="P15">references</text:p>
                  <text:list>
                    <text:list-item>
                      <text:p text:style-name="P15">References are like pointers</text:p>
                      <text:list>
                        <text:list-item>
                          <text:p text:style-name="P15">reference to data stored at an address</text:p>
                        </text:list-item>
                        <text:list-item>
                          <text:p text:style-name="P15">that data is owned by someone else</text:p>
                          <text:list>
                            <text:list-item>
                              <text:p text:style-name="P15">so that data isn’t dropped when the reference variable goes out of scope</text:p>
                            </text:list-item>
                          </text:list>
                        </text:list-item>
                        <text:list-item>
                          <text:p text:style-name="P15">guranteed to point valid memory</text:p>
                          <text:list>
                            <text:list-item>
                              <text:p text:style-name="P15">no NULL pointers</text:p>
                            </text:list-item>
                          </text:list>
                        </text:list-item>
                        <text:list-item>
                          <text:p text:style-name="P15"><text:span text:style-name="T6">&amp;</text:span> to reference variable</text:p>
                        </text:list-item>
                        <text:list-item>
                          <text:p text:style-name="P15"><text:span text:style-name="T6">*</text:span> to dereference reference</text:p>
                        </text:list-item>
                        <text:list-item>
                          <text:p text:style-name="P15">by default immutable</text:p>
                          <text:list>
                            <text:list-item>
                              <text:p text:style-name="P15">we can’t make changes to the data we are referencing</text:p>
                            </text:list-item>
                          </text:list>
                        </text:list-item>
                      </text:list>
                    </text:list-item>
                    <text:list-item>
                      <text:p text:style-name="P15">We can pass references to function rather than copying the value</text:p>
                      <text:list>
                        <text:list-item>
                          <text:p text:style-name="P15">this is called borrowing</text:p>
                        </text:list-item>
                      </text:list>
                    </text:list-item>
                    <text:list-item>
                      <text:p text:style-name="P15">mutable references</text:p>
                      <text:list>
                        <text:list-item>
                          <text:p text:style-name="P21">&amp;mut <text:span text:style-name="T16">var</text:span></text:p>
                        </text:list-item>
                        <text:list-item>
                          <text:p text:style-name="P15">allows us to mutate the data we are pointing to</text:p>
                        </text:list-item>
                        <text:list-item>
                          <text:p text:style-name="P15">1 big restriction</text:p>
                          <text:list>
                            <text:list-item>
                              <text:p text:style-name="P15">if you have a mutable reference to a value, you can have no other references to that value</text:p>
                              <text:list>
                                <text:list-item>
                                  <text:p text:style-name="P15">This is often a source of confusion for programmers new to rust</text:p>
                                </text:list-item>
                              </text:list>
                            </text:list-item>
                            <text:list-item>
                              <text:p text:style-name="P15">One benefit of this is that it prevents data races</text:p>
                            </text:list-item>
                            <text:list-item>
                              <text:p text:style-name="P15">You cant have 2 threads or operations manipulating the data at the same time</text:p>
                            </text:list-item>
                            <text:list-item>
                              <text:p text:style-name="P15">{} to allow multiple mutable references</text:p>
                              <text:list>
                                <text:list-item>
                                  <text:p text:style-name="P15">but not simultaneous</text:p>
                                  <text:list>
                                    <text:list-item>
                                      <text:p text:style-name="P15">because the reference is dropped when it leaves the scope</text:p>
                                    </text:list-item>
                                    <text:list-item>
                                      <text:p text:style-name="P15">freeing us to make more mutable references</text:p>
                                    </text:list-item>
                                  </text:list>
                                </text:list-item>
                              </text:list>
                            </text:list-item>
                            <text:list-item>
                              <text:p text:style-name="P15"><text:soft-page-break/>You also cannot have immutable references to data you have a mutable reference to</text:p>
                              <text:list>
                                <text:list-item>
                                  <text:p text:style-name="P15">Users of immutable references do not expect the data to suddenly change</text:p>
                                </text:list-item>
                                <text:list-item>
                                  <text:p text:style-name="P15">multiple imutable references are allowed because they cant affect the reading of other user’s data</text:p>
                                </text:list-item>
                              </text:list>
                            </text:list-item>
                          </text:list>
                        </text:list-item>
                        <text:list-item>
                          <text:p text:style-name="P15">reference scopes end once the reference is last used</text:p>
                          <text:list>
                            <text:list-item>
                              <text:p text:style-name="P15">non-lexical lifetimes</text:p>
                            </text:list-item>
                          </text:list>
                          <text:list>
                            <text:list-item>
                              <text:p text:style-name="P21">let r1 = &amp;s; println!(“{}”, r1); let r3 = &amp;mut s;</text:p>
                              <text:list>
                                <text:list-item>
                                  <text:p text:style-name="P15">ok to do, because r1 is done after the print line</text:p>
                                </text:list-item>
                              </text:list>
                            </text:list-item>
                          </text:list>
                        </text:list-item>
                        <text:list-item>
                          <text:p text:style-name="P15">Borrowing errors can be super annoying</text:p>
                          <text:list>
                            <text:list-item>
                              <text:p text:style-name="P15">but ultimately make<text:span text:style-name="T2">s</text:span> it easy to find bugs at compile time</text:p>
                            </text:list-item>
                            <text:list-item>
                              <text:p text:style-name="P15">and reduce the amount of undefined beh<text:span text:style-name="T2">a</text:span>vior in your program</text:p>
                            </text:list-item>
                          </text:list>
                        </text:list-item>
                        <text:list-item>
                          <text:p text:style-name="P17">rules</text:p>
                          <text:list>
                            <text:list-item>
                              <text:p text:style-name="P43"><text:span text:style-name="T9">At any given time, you can have </text:span><text:span text:style-name="Emphasis"><text:span text:style-name="T9">either</text:span></text:span><text:span text:style-name="T9"> one mutable reference </text:span><text:span text:style-name="Emphasis"><text:span text:style-name="T9">or</text:span></text:span><text:span text:style-name="T9"> any number of immutable references.</text:span></text:p>
                            </text:list-item>
                            <text:list-item>
                              <text:p text:style-name="P45">References must always be valid. </text:p>
                            </text:list-item>
                          </text:list>
                        </text:list-item>
                        <text:list-item>
                          <text:p text:style-name="P17">uses reference rules</text:p>
                          <text:list>
                            <text:list-item>
                              <text:p text:style-name="P17">l<text:span text:style-name="T6">et word = first_word(&amp;s);</text:span> //immutable borrow</text:p>
                            </text:list-item>
                            <text:list-item>
                              <text:p text:style-name="P17"><text:span text:style-name="T6">s.clear(); </text:span>//mutable borrow</text:p>
                              <text:list>
                                <text:list-item>
                                  <text:p text:style-name="P17">error</text:p>
                                </text:list-item>
                              </text:list>
                            </text:list-item>
                            <text:list-item>
                              <text:p text:style-name="P22">println!(“{}”, word);</text:p>
                              <text:list>
                                <text:list-item>
                                  <text:p text:style-name="P17">immutable borrow later used</text:p>
                                </text:list-item>
                              </text:list>
                            </text:list-item>
                            <text:list-item>
                              <text:p text:style-name="P17">we can’t have a mutable borrow and an immutable borrow at the same time</text:p>
                            </text:list-item>
                          </text:list>
                        </text:list-item>
                        <text:list-item>
                          <text:p text:style-name="P15">dangling reference</text:p>
                          <text:list>
                            <text:list-item>
                              <text:p text:style-name="P15">a pointer that references a location in memory that may have been given to someone else</text:p>
                            </text:list-item>
                            <text:list-item>
                              <text:p text:style-name="P15">Rust prevents these at compile time</text:p>
                              <text:list>
                                <text:list-item>
                                  <text:p text:style-name="P21">fn dangle() → &amp;String { let s = String::from(“poo”); &amp;s }</text:p>
                                  <text:list>
                                    <text:list-item>
                                      <text:p text:style-name="P15">String is created in function, then a reference to it is passed out</text:p>
                                    </text:list-item>
                                    <text:list-item>
                                      <text:p text:style-name="P15">But the String created is dropped when the function returns</text:p>
                                    </text:list-item>
                                  </text:list>
                                </text:list-item>
                                <text:list-item>
                                  <text:p text:style-name="P1"><text:span text:style-name="Source_20_Text"><text:span text:style-name="T13">error: </text:span></text:span><text:span text:style-name="Source_20_Text"><text:span text:style-name="T14">this function's return type contains a borrowed value, but there is no value </text:span></text:span><text:span text:style-name="Source_20_Text"><text:span text:style-name="T12">for it to be borrowed from</text:span></text:span></text:p>
                                </text:list-item>
                                <text:list-item>
                                  <text:p text:style-name="P15">Solution return the String directly</text:p>
                                  <text:list>
                                    <text:list-item>
                                      <text:p text:style-name="P15">ownership is moved out of the function</text:p>
                                    </text:list-item>
                                  </text:list>
                                </text:list-item>
                              </text:list>
                            </text:list-item>
                          </text:list>
                        </text:list-item>
                      </text:list>
                    </text:list-item>
                    <text:list-item>
                      <text:p text:style-name="P15">Slice</text:p>
                      <text:list>
                        <text:list-item>
                          <text:p text:style-name="P15">lets you reference a continuous sequence of elements in a collection rather than the whole collection</text:p>
                          <text:list>
                            <text:list-item>
                              <text:p text:style-name="P15">A slice is kind of reference so it doesn’t have ownership</text:p>
                            </text:list-item>
                          </text:list>
                        </text:list-item>
                        <text:list-item>
                          <text:p text:style-name="P15">String Slice</text:p>
                          <text:list>
                            <text:list-item>
                              <text:p text:style-name="P21">let s = Strin<text:span text:style-name="T2">g</text:span>::from(“hello world”);</text:p>
                            </text:list-item>
                            <text:list-item>
                              <text:p text:style-name="P21">let hello = &amp;s[0..5]</text:p>
                            </text:list-item>
                            <text:list-item>
                              <text:p text:style-name="P21">let world = &amp;s[6..11]</text:p>
                            </text:list-item>
                            <text:list-item>
                              <text:p text:style-name="P15"><text:soft-page-break/>ranges are [inclusive..exclusive]</text:p>
                              <text:list>
                                <text:list-item>
                                  <text:p text:style-name="P15">[..2]</text:p>
                                  <text:list>
                                    <text:list-item>
                                      <text:p text:style-name="P15">0 – 2</text:p>
                                    </text:list-item>
                                  </text:list>
                                </text:list-item>
                                <text:list-item>
                                  <text:p text:style-name="P15">[3..]</text:p>
                                  <text:list>
                                    <text:list-item>
                                      <text:p text:style-name="P15">3 – length of String</text:p>
                                    </text:list-item>
                                  </text:list>
                                </text:list-item>
                                <text:list-item>
                                  <text:p text:style-name="P15">[..]</text:p>
                                  <text:list>
                                    <text:list-item>
                                      <text:p text:style-name="P15"><text:s/>0 – length of String</text:p>
                                    </text:list-item>
                                  </text:list>
                                </text:list-item>
                              </text:list>
                            </text:list-item>
                            <text:list-item>
                              <text:p text:style-name="P15">string slice range indices must occur as valid UTF-8 character boundaries</text:p>
                              <text:list>
                                <text:list-item>
                                  <text:p text:style-name="P15">If you attempt to create a string slice in the middle of a multibyte character you will get an error</text:p>
                                </text:list-item>
                                <text:list-item>
                                  <text:p text:style-name="P15">For these purposes we will be assuming the sstring ar ASCII only</text:p>
                                </text:list-item>
                              </text:list>
                            </text:list-item>
                          </text:list>
                        </text:list-item>
                        <text:list-item>
                          <text:p text:style-name="P15">Other slices</text:p>
                          <text:list>
                            <text:list-item>
                              <text:p text:style-name="P15">you can also make slices of arrays</text:p>
                            </text:list-item>
                            <text:list-item>
                              <text:p text:style-name="P15">let a = [1, 2 ,3 ,4 , 5];</text:p>
                            </text:list-item>
                            <text:list-item>
                              <text:p text:style-name="P15">let slice = &amp;a[1..3];</text:p>
                              <text:list>
                                <text:list-item>
                                  <text:p text:style-name="P15">slice [2,3];</text:p>
                                </text:list-item>
                              </text:list>
                            </text:list-item>
                            <text:list-item>
                              <text:p text:style-name="P15">this slice is of type &amp;[i32]</text:p>
                            </text:list-item>
                          </text:list>
                        </text:list-item>
                      </text:list>
                    </text:list-item>
                  </text:list>
                </text:list-item>
              </text:list>
            </text:list-item>
            <text:list-item>
              <text:p text:style-name="P34">turbo fish</text:p>
              <text:list>
                <text:list-item>
                  <text:p text:style-name="P34">::&lt;’<text:span text:style-name="T3">var-type’</text:span>&gt;</text:p>
                  <text:list>
                    <text:list-item>
                      <text:p text:style-name="P38">used to denote what type of variable is being used</text:p>
                    </text:list-item>
                    <text:list-item>
                      <text:p text:style-name="P38">We will go into Generics more tomorrow</text:p>
                    </text:list-item>
                  </text:list>
                </text:list-item>
                <text:list-item>
                  <text:p text:style-name="P34">random</text:p>
                  <text:list>
                    <text:list-item>
                      <text:p text:style-name="P38">we can usee the random function to get a random value in whatever type we specify</text:p>
                    </text:list-item>
                    <text:list-item>
                      <text:p text:style-name="P32">let num = rand::&lt;u8&gt;();</text:p>
                      <text:list>
                        <text:list-item>
                          <text:p text:style-name="P38">works for integers</text:p>
                        </text:list-item>
                        <text:list-item>
                          <text:p text:style-name="P38">floats</text:p>
                        </text:list-item>
                        <text:list-item>
                          <text:p text:style-name="P38">char</text:p>
                        </text:list-item>
                        <text:list-item>
                          <text:p text:style-name="P38">bool</text:p>
                        </text:list-item>
                      </text:list>
                    </text:list-item>
                  </text:list>
                </text:list-item>
                <text:list-item>
                  <text:p text:style-name="P34">parse</text:p>
                  <text:list>
                    <text:list-item>
                      <text:p text:style-name="P38">this function parses a string into another type</text:p>
                      <text:list>
                        <text:list-item>
                          <text:p text:style-name="P38">using turbofish</text:p>
                        </text:list-item>
                        <text:list-item>
                          <text:p text:style-name="P32">input.parse::&lt;u8&gt;()</text:p>
                          <text:list>
                            <text:list-item>
                              <text:p text:style-name="P38">returns Result, error if not possible to turn into the given data type</text:p>
                            </text:list-item>
                          </text:list>
                        </text:list-item>
                      </text:list>
                    </text:list-item>
                  </text:list>
                </text:list-item>
              </text:list>
            </text:list-item>
            <text:list-item>
              <text:p text:style-name="P15">modules, packages and libraries</text:p>
              <text:list>
                <text:list-item>
                  <text:p text:style-name="P15">packages</text:p>
                  <text:list>
                    <text:list-item>
                      <text:p text:style-name="P15">A cargo feature that lets build, test and share crates</text:p>
                    </text:list-item>
                  </text:list>
                </text:list-item>
                <text:list-item>
                  <text:p text:style-name="P15">Crates</text:p>
                  <text:list>
                    <text:list-item>
                      <text:p text:style-name="P15">a tree of modules that produces a library or executable</text:p>
                    </text:list-item>
                  </text:list>
                </text:list-item>
                <text:list-item>
                  <text:p text:style-name="P15">Modules</text:p>
                  <text:list>
                    <text:list-item>
                      <text:p text:style-name="P15">let you control the organizarion, scope and provacy of paths</text:p>
                    </text:list-item>
                  </text:list>
                </text:list-item>
                <text:list-item>
                  <text:p text:style-name="P15">Paths</text:p>
                  <text:list>
                    <text:list-item>
                      <text:p text:style-name="P15">a way of naming an item, such as a struct, function or module</text:p>
                    </text:list-item>
                  </text:list>
                </text:list-item>
                <text:list-item>
                  <text:p text:style-name="P15">packages and crates</text:p>
                  <text:list>
                    <text:list-item>
                      <text:p text:style-name="P15"><text:soft-page-break/>a crate is the smallest amount of code that a rust commpiler considers at a time</text:p>
                    </text:list-item>
                    <text:list-item>
                      <text:p text:style-name="P15">crates can contain modules</text:p>
                      <text:list>
                        <text:list-item>
                          <text:p text:style-name="P15">that exist in other files</text:p>
                        </text:list-item>
                        <text:list-item>
                          <text:p text:style-name="P15">crate root is the source file that the compiler starts from</text:p>
                        </text:list-item>
                      </text:list>
                    </text:list-item>
                    <text:list-item>
                      <text:p text:style-name="P15">binary crate</text:p>
                      <text:list>
                        <text:list-item>
                          <text:p text:style-name="P15">crates that can be compiled and run</text:p>
                        </text:list-item>
                        <text:list-item>
                          <text:p text:style-name="P15">must have main function</text:p>
                        </text:list-item>
                      </text:list>
                    </text:list-item>
                    <text:list-item>
                      <text:p text:style-name="P15">library crate</text:p>
                      <text:list>
                        <text:list-item>
                          <text:p text:style-name="P15">no main function</text:p>
                        </text:list-item>
                        <text:list-item>
                          <text:p text:style-name="P15">instead define functionality that is meant to be shared between multiple projects</text:p>
                        </text:list-item>
                        <text:list-item>
                          <text:p text:style-name="P15">most of the time when someone says crate they are referring to a library crate</text:p>
                        </text:list-item>
                      </text:list>
                    </text:list-item>
                    <text:list-item>
                      <text:p text:style-name="P15">create a new crate</text:p>
                      <text:list>
                        <text:list-item>
                          <text:p text:style-name="P15">cargo new some_crate</text:p>
                          <text:list>
                            <text:list-item>
                              <text:p text:style-name="P15">without --bin</text:p>
                            </text:list-item>
                          </text:list>
                        </text:list-item>
                      </text:list>
                    </text:list-item>
                    <text:list-item>
                      <text:p text:style-name="P15">default cargo looks to crates.io</text:p>
                      <text:list>
                        <text:list-item>
                          <text:p text:style-name="P15">you can also have local crates</text:p>
                        </text:list-item>
                      </text:list>
                    </text:list-item>
                    <text:list-item>
                      <text:p text:style-name="P15">called crates</text:p>
                      <text:list>
                        <text:list-item>
                          <text:p text:style-name="P15">what we call libraries and packages in other languages</text:p>
                        </text:list-item>
                        <text:list-item>
                          <text:p text:style-name="P15">built in crates: std, collections, test crate</text:p>
                        </text:list-item>
                      </text:list>
                    </text:list-item>
                    <text:list-item>
                      <text:p text:style-name="P15">you can find packages on crate.io</text:p>
                    </text:list-item>
                    <text:list-item>
                      <text:p text:style-name="P15"><text:span text:style-name="T7">C</text:span>argo.toml</text:p>
                      <text:list>
                        <text:list-item>
                          <text:p text:style-name="P15">crates.io</text:p>
                          <text:list>
                            <text:list-item>
                              <text:p text:style-name="P15">[dependencies]</text:p>
                            </text:list-item>
                            <text:list-item>
                              <text:p text:style-name="P15">rand = "0.6.5"</text:p>
                            </text:list-item>
                            <text:list-item>
                              <text:p text:style-name="P15">cargo build will fetch the crate from web if not present lo<text:span text:style-name="T7">g</text:span>ically</text:p>
                            </text:list-item>
                          </text:list>
                        </text:list-item>
                        <text:list-item>
                          <text:p text:style-name="P15">local</text:p>
                          <text:list>
                            <text:list-item>
                              <text:p text:style-name="P15">[dependencies]</text:p>
                            </text:list-item>
                            <text:list-item>
                              <text:p text:style-name="P15">some_crate = { path = "relative/path/to/crate" } </text:p>
                            </text:list-item>
                          </text:list>
                        </text:list-item>
                      </text:list>
                    </text:list-item>
                    <text:list-item>
                      <text:p text:style-name="P40">use</text:p>
                      <text:list>
                        <text:list-item>
                          <text:p text:style-name="P40">you can call a function from the crates you have brought</text:p>
                          <text:list>
                            <text:list-item>
                              <text:p text:style-name="P40">lets say yo uwant ot use random() in the rand crate</text:p>
                              <text:list>
                                <text:list-item>
                                  <text:p text:style-name="P40">rand::random();</text:p>
                                </text:list-item>
                              </text:list>
                            </text:list-item>
                          </text:list>
                        </text:list-item>
                        <text:list-item>
                          <text:p text:style-name="P40">use rand::random;</text:p>
                        </text:list-item>
                      </text:list>
                    </text:list-item>
                    <text:list-item>
                      <text:p text:style-name="P40">mod</text:p>
                      <text:list>
                        <text:list-item>
                          <text:p text:style-name="P40">when you have other files you want to use functions from</text:p>
                          <text:list>
                            <text:list-item>
                              <text:p text:style-name="P40">include the file in your src/ folder</text:p>
                              <text:list>
                                <text:list-item>
                                  <text:p text:style-name="P40">src/ex0.rs</text:p>
                                </text:list-item>
                              </text:list>
                            </text:list-item>
                          </text:list>
                        </text:list-item>
                        <text:list-item>
                          <text:p text:style-name="P40">in file you want to use the functions from</text:p>
                          <text:list>
                            <text:list-item>
                              <text:p text:style-name="P40">mod ex0;</text:p>
                            </text:list-item>
                          </text:list>
                        </text:list-item>
                        <text:list-item>
                          <text:p text:style-name="P40">now you can call public functions from the file ex0.rs</text:p>
                          <text:list>
                            <text:list-item>
                              <text:p text:style-name="P40">ex0::func()</text:p>
                              <text:list>
                                <text:list-item>
                                  <text:p text:style-name="P40">function must be public</text:p>
                                </text:list-item>
                              </text:list>
                            </text:list-item>
                          </text:list>
                        </text:list-item>
                      </text:list>
                    </text:list-item>
                  </text:list>
                </text:list-item>
              </text:list>
            </text:list-item>
          </text:list>
        </text:list-item>
      </text:list>
      <text:p text:style-name="P4"><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Light" svg:font-family="'DejaVu Sans Light'"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18:57:24.901349593</meta:creation-date>
    <dc:date>2022-11-29T08:47:49.635706673</dc:date>
    <meta:editing-duration>PT18H45M58S</meta:editing-duration>
    <meta:editing-cycles>7</meta:editing-cycles>
    <meta:generator>LibreOffice/7.4.2.3$Linux_X86_64 LibreOffice_project/40$Build-3</meta:generator>
    <meta:document-statistic meta:table-count="0" meta:image-count="0" meta:object-count="0" meta:page-count="14" meta:paragraph-count="583" meta:word-count="4104" meta:character-count="19639" meta:non-whitespace-character-count="16675"/>
  </office:meta>
</office:document-meta>
</file>